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ourier2" svg:font-family="Courier" style:font-family-generic="modern" style:font-pitch="fixed"/>
    <style:font-face style:name="Courier1" svg:font-family="Courier" style:font-adornments="Bold" style:font-family-generic="modern" style:font-pitch="fixed"/>
    <style:font-face style:name="Courier" svg:font-family="Courier" style:font-adornments="Regular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blocksizes" style:family="table">
      <style:table-properties style:width="5.2403in" fo:margin-left="1.0097in" fo:margin-right="0in" table:align="margins"/>
    </style:style>
    <style:style style:name="blocksizes.A" style:family="table-column">
      <style:table-column-properties style:column-width="5.2403in" style:rel-column-width="65535*"/>
    </style:style>
    <style:style style:name="blocksizes.A1" style:family="table-cell">
      <style:table-cell-properties fo:padding="0.0382in" fo:border="0.05pt solid #000000"/>
    </style:style>
    <style:style style:name="Table1" style:family="table">
      <style:table-properties style:width="5.2507in" fo:margin-left="0.9993in" fo:margin-right="0in" table:align="margins"/>
    </style:style>
    <style:style style:name="Table1.A" style:family="table-column">
      <style:table-column-properties style:column-width="5.2507in" style:rel-column-width="65535*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382in" fo:border="0.05pt solid #000000"/>
    </style:style>
    <style:style style:name="crontabs" style:family="table">
      <style:table-properties style:width="5.2507in" fo:margin-left="0.9993in" fo:margin-right="0in" table:align="margins"/>
    </style:style>
    <style:style style:name="crontabs.A" style:family="table-column">
      <style:table-column-properties style:column-width="5.2507in" style:rel-column-width="65535*"/>
    </style:style>
    <style:style style:name="crontabs.1" style:family="table-row">
      <style:table-row-properties fo:keep-together="always"/>
    </style:style>
    <style:style style:name="crontabs.A1" style:family="table-cell">
      <style:table-cell-properties fo:padding="0.0382in" fo:border="0.05pt solid #000000"/>
    </style:style>
    <style:style style:name="database" style:family="table">
      <style:table-properties style:width="5.2507in" fo:margin-left="0.9993in" fo:margin-right="0in" table:align="margins"/>
    </style:style>
    <style:style style:name="database.A" style:family="table-column">
      <style:table-column-properties style:column-width="5.2507in" style:rel-column-width="65535*"/>
    </style:style>
    <style:style style:name="database.A1" style:family="table-cell">
      <style:table-cell-properties fo:padding="0.0382in" fo:border="0.05pt solid #000000"/>
    </style:style>
    <style:style style:name="discipline" style:family="table">
      <style:table-properties style:width="5.2507in" fo:margin-left="0.9993in" fo:margin-right="0in" table:align="margins"/>
    </style:style>
    <style:style style:name="discipline.A" style:family="table-column">
      <style:table-column-properties style:column-width="5.2507in" style:rel-column-width="65535*"/>
    </style:style>
    <style:style style:name="discipline.A1" style:family="table-cell">
      <style:table-cell-properties fo:padding="0.0382in" fo:border="0.05pt solid #000000"/>
    </style:style>
    <style:style style:name="encp" style:family="table">
      <style:table-properties style:width="5.2507in" fo:margin-left="0.9993in" fo:margin-right="0in" table:align="margins"/>
    </style:style>
    <style:style style:name="encp.A" style:family="table-column">
      <style:table-column-properties style:column-width="5.2507in" style:rel-column-width="65535*"/>
    </style:style>
    <style:style style:name="encp.A1" style:family="table-cell">
      <style:table-cell-properties fo:padding="0.0382in" fo:border="0.05pt solid #000000"/>
    </style:style>
    <style:style style:name="inventory" style:family="table">
      <style:table-properties style:width="5.25in" table:align="right"/>
    </style:style>
    <style:style style:name="inventory.A" style:family="table-column">
      <style:table-column-properties style:column-width="5.25in"/>
    </style:style>
    <style:style style:name="inventory.A1" style:family="table-cell">
      <style:table-cell-properties fo:padding="0.0382in" fo:border="0.05pt solid #000000"/>
    </style:style>
    <style:style style:name="priority" style:family="table">
      <style:table-properties style:width="5.2507in" fo:margin-left="0.9993in" fo:margin-right="0in" table:align="margins"/>
    </style:style>
    <style:style style:name="priority.A" style:family="table-column">
      <style:table-column-properties style:column-width="5.2507in" style:rel-column-width="65535*"/>
    </style:style>
    <style:style style:name="priority.A1" style:family="table-cell">
      <style:table-cell-properties fo:padding="0.0382in" fo:border="0.05pt solid #000000"/>
    </style:style>
    <style:style style:name="wrappersizes" style:family="table">
      <style:table-properties style:width="5.2403in" fo:margin-left="1.0097in" fo:margin-right="0in" table:align="margins"/>
    </style:style>
    <style:style style:name="wrappersizes.A" style:family="table-column">
      <style:table-column-properties style:column-width="5.2403in" style:rel-column-width="65535*"/>
    </style:style>
    <style:style style:name="wrappersizes.A1" style:family="table-cell">
      <style:table-cell-properties fo:padding="0.0382in" fo:border="0.05pt solid #000000"/>
    </style:style>
    <style:style style:name="web_5f_server" style:display-name="web_server" style:family="table">
      <style:table-properties style:width="5.2403in" fo:margin-left="1.0097in" fo:margin-right="0in" table:align="margins"/>
    </style:style>
    <style:style style:name="web_5f_server.A" style:display-name="web_server.A" style:family="table-column">
      <style:table-column-properties style:column-width="5.2403in" style:rel-column-width="65535*"/>
    </style:style>
    <style:style style:name="web_5f_server.A1" style:display-name="web_server.A1" style:family="table-cell">
      <style:table-cell-properties fo:padding="0.0382in" fo:border="0.05pt solid #000000"/>
    </style:style>
    <style:style style:name="alarm_5f_server" style:display-name="alarm_server" style:family="table">
      <style:table-properties style:width="5.2597in" fo:margin-left="0.9903in" fo:margin-right="0in" table:align="margins"/>
    </style:style>
    <style:style style:name="alarm_5f_server.A" style:display-name="alarm_server.A" style:family="table-column">
      <style:table-column-properties style:column-width="5.2597in" style:rel-column-width="65535*"/>
    </style:style>
    <style:style style:name="alarm_5f_server.A1" style:display-name="alarm_server.A1" style:family="table-cell">
      <style:table-cell-properties fo:padding="0.0382in" fo:border="0.05pt solid #000000"/>
    </style:style>
    <style:style style:name="Table2" style:family="table">
      <style:table-properties style:width="5.2403in" fo:margin-left="1.0097in" fo:margin-right="0in" table:align="margins"/>
    </style:style>
    <style:style style:name="Table2.A" style:family="table-column">
      <style:table-column-properties style:column-width="5.2403in" style:rel-column-width="65535*"/>
    </style:style>
    <style:style style:name="Table2.A1" style:family="table-cell">
      <style:table-cell-properties fo:padding="0.0382in" fo:border="0.05pt solid #000000"/>
    </style:style>
    <style:style style:name="file_5f_clerk" style:display-name="file_clerk" style:family="table">
      <style:table-properties style:width="5.2403in" fo:margin-left="1.0097in" fo:margin-right="0in" table:align="margins"/>
    </style:style>
    <style:style style:name="file_5f_clerk.A" style:display-name="file_clerk.A" style:family="table-column">
      <style:table-column-properties style:column-width="5.2403in" style:rel-column-width="65535*"/>
    </style:style>
    <style:style style:name="file_5f_clerk.1" style:display-name="file_clerk.1" style:family="table-row">
      <style:table-row-properties fo:keep-together="always"/>
    </style:style>
    <style:style style:name="file_5f_clerk.A1" style:display-name="file_clerk.A1" style:family="table-cell">
      <style:table-cell-properties fo:padding="0.0382in" fo:border="0.05pt solid #000000"/>
    </style:style>
    <style:style style:name="volume_5f_clerk" style:display-name="volume_clerk" style:family="table">
      <style:table-properties style:width="5.2403in" fo:margin-left="1.0097in" fo:margin-right="0in" table:align="margins"/>
    </style:style>
    <style:style style:name="volume_5f_clerk.A" style:display-name="volume_clerk.A" style:family="table-column">
      <style:table-column-properties style:column-width="5.2403in" style:rel-column-width="65535*"/>
    </style:style>
    <style:style style:name="volume_5f_clerk.1" style:display-name="volume_clerk.1" style:family="table-row">
      <style:table-row-properties fo:keep-together="always"/>
    </style:style>
    <style:style style:name="volume_5f_clerk.A1" style:display-name="volume_clerk.A1" style:family="table-cell">
      <style:table-cell-properties fo:padding="0.0382in" fo:border="0.05pt solid #000000"/>
    </style:style>
    <style:style style:name="Table3" style:family="table">
      <style:table-properties style:width="5.2403in" fo:margin-left="1.0097in" fo:margin-right="0in" table:align="margins"/>
    </style:style>
    <style:style style:name="Table3.A" style:family="table-column">
      <style:table-column-properties style:column-width="5.2403in" style:rel-column-width="65535*"/>
    </style:style>
    <style:style style:name="Table3.A1" style:family="table-cell">
      <style:table-cell-properties fo:padding="0.0382in" fo:border="0.05pt solid #000000"/>
    </style:style>
    <style:style style:name="monitor_5f_server" style:display-name="monitor_server" style:family="table">
      <style:table-properties style:width="5.2403in" fo:margin-left="1.0097in" fo:margin-right="0in" table:align="margins"/>
    </style:style>
    <style:style style:name="monitor_5f_server.A" style:display-name="monitor_server.A" style:family="table-column">
      <style:table-column-properties style:column-width="5.2403in" style:rel-column-width="65535*"/>
    </style:style>
    <style:style style:name="monitor_5f_server.1" style:display-name="monitor_server.1" style:family="table-row">
      <style:table-row-properties fo:keep-together="always"/>
    </style:style>
    <style:style style:name="monitor_5f_server.A1" style:display-name="monitor_server.A1" style:family="table-cell">
      <style:table-cell-properties fo:padding="0.0382in" fo:border="0.05pt solid #000000"/>
    </style:style>
    <style:style style:name="ratekeeper" style:family="table">
      <style:table-properties style:width="5.2819in" fo:margin-left="0.9681in" fo:margin-right="0in" table:align="margins"/>
    </style:style>
    <style:style style:name="ratekeeper.A" style:family="table-column">
      <style:table-column-properties style:column-width="5.2819in" style:rel-column-width="65535*"/>
    </style:style>
    <style:style style:name="ratekeeper.1" style:family="table-row">
      <style:table-row-properties fo:keep-together="always"/>
    </style:style>
    <style:style style:name="ratekeeper.A1" style:family="table-cell">
      <style:table-cell-properties fo:padding="0.0382in" fo:border="0.05pt solid #000000"/>
    </style:style>
    <style:style style:name="library_5f_manager" style:display-name="library_manager" style:family="table">
      <style:table-properties style:width="5.2819in" fo:margin-left="0.9681in" fo:margin-right="0in" table:align="margins"/>
    </style:style>
    <style:style style:name="library_5f_manager.A" style:display-name="library_manager.A" style:family="table-column">
      <style:table-column-properties style:column-width="5.2819in" style:rel-column-width="65535*"/>
    </style:style>
    <style:style style:name="library_5f_manager.1" style:display-name="library_manager.1" style:family="table-row">
      <style:table-row-properties fo:keep-together="always"/>
    </style:style>
    <style:style style:name="library_5f_manager.A1" style:display-name="library_manager.A1" style:family="table-cell">
      <style:table-cell-properties fo:padding="0.0382in" fo:border="0.05pt solid #000000"/>
    </style:style>
    <style:style style:name="mover" style:family="table">
      <style:table-properties style:width="5.2819in" fo:margin-left="0.9681in" fo:margin-right="0in" table:align="margins"/>
    </style:style>
    <style:style style:name="mover.A" style:family="table-column">
      <style:table-column-properties style:column-width="5.2819in" style:rel-column-width="65535*"/>
    </style:style>
    <style:style style:name="mover.1" style:family="table-row">
      <style:table-row-properties fo:keep-together="always"/>
    </style:style>
    <style:style style:name="mover.A1" style:family="table-cell">
      <style:table-cell-properties fo:padding="0.0382in" fo:border="0.05pt solid #000000"/>
    </style:style>
    <style:style style:name="mover.A2" style:family="table-cell">
      <style:table-cell-properties fo:padding="0.0382in" fo:border-left="0.05pt solid #000000" fo:border-right="0.05pt solid #000000" fo:border-top="none" fo:border-bottom="0.05pt solid #000000"/>
    </style:style>
    <style:style style:name="media_5f_changer" style:display-name="media_changer" style:family="table">
      <style:table-properties style:width="5.2611in" fo:margin-left="0.9889in" fo:margin-right="0in" table:align="margins"/>
    </style:style>
    <style:style style:name="media_5f_changer.A" style:display-name="media_changer.A" style:family="table-column">
      <style:table-column-properties style:column-width="5.2611in" style:rel-column-width="65535*"/>
    </style:style>
    <style:style style:name="media_5f_changer.1" style:display-name="media_changer.1" style:family="table-row">
      <style:table-row-properties fo:keep-together="always"/>
    </style:style>
    <style:style style:name="media_5f_changer.A1" style:display-name="media_changer.A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 fo:padding="0in" fo:border="none" style:shadow="none"/>
    </style:style>
    <style:style style:name="P2" style:family="paragraph" style:parent-style-name="Table_20_Contents">
      <style:paragraph-properties fo:text-align="center" style:justify-single-word="false" fo:padding="0in" fo:border="none" style:shadow="none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Table_20_Contents">
      <style:text-properties fo:font-size="7pt" style:font-size-asian="7pt" style:font-size-complex="7pt"/>
    </style:style>
    <style:style style:name="P5" style:family="paragraph" style:parent-style-name="Table_20_Contents">
      <style:text-properties fo:font-size="7pt" style:font-size-asian="7pt" style:font-size-complex="7pt" text:display="none"/>
    </style:style>
    <style:style style:name="P6" style:family="paragraph" style:parent-style-name="Table_20_Contents">
      <style:text-properties fo:font-size="8pt" style:font-size-asian="8pt" style:font-size-complex="8pt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ext_20_body">
      <style:paragraph-properties fo:margin-left="1.4772in" fo:margin-right="0in" fo:text-indent="0in" style:auto-text-indent="false"/>
    </style:style>
    <style:style style:name="P9" style:family="paragraph" style:parent-style-name="Text_20_body">
      <style:paragraph-properties fo:margin-left="0.9846in" fo:margin-right="0in" fo:text-indent="0in" style:auto-text-indent="false"/>
    </style:style>
    <style:style style:name="P10" style:family="paragraph" style:parent-style-name="Text_20_body">
      <style:paragraph-properties fo:margin-left="0.9846in" fo:margin-right="0in" fo:text-indent="0in" style:auto-text-indent="false"/>
      <style:text-properties style:font-name="Nimbus Roman No9 L"/>
    </style:style>
    <style:style style:name="P11" style:family="paragraph" style:parent-style-name="Table_20_Contents">
      <style:paragraph-properties fo:margin-left="0.9846in" fo:margin-right="0in" fo:text-indent="0in" style:auto-text-indent="false"/>
      <style:text-properties style:font-name="Nimbus Roman No9 L" fo:font-size="12pt" style:font-size-asian="12pt" style:font-size-complex="12pt"/>
    </style:style>
    <style:style style:name="P12" style:family="paragraph" style:parent-style-name="Text_20_body" style:list-style-name="L1"/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Text_20_body" style:list-style-name="L4"/>
    <style:style style:name="P16" style:family="paragraph" style:parent-style-name="Text_20_body" style:list-style-name="L5"/>
    <style:style style:name="P17" style:family="paragraph" style:parent-style-name="Text_20_body" style:list-style-name="L6"/>
    <style:style style:name="P18" style:family="paragraph" style:parent-style-name="Text_20_body" style:list-style-name="L7"/>
    <style:style style:name="P19" style:family="paragraph" style:parent-style-name="Text_20_body" style:list-style-name="L8"/>
    <style:style style:name="P20" style:family="paragraph" style:parent-style-name="Text_20_body" style:list-style-name="L9"/>
    <style:style style:name="P21" style:family="paragraph" style:parent-style-name="Text_20_body" style:list-style-name="L9">
      <style:text-properties style:font-name="Nimbus Roman No9 L"/>
    </style:style>
    <style:style style:name="P22" style:family="paragraph" style:parent-style-name="Text_20_body" style:list-style-name="L12">
      <style:text-properties style:font-name="Nimbus Roman No9 L"/>
    </style:style>
    <style:style style:name="P23" style:family="paragraph" style:parent-style-name="Text_20_body" style:list-style-name="L10"/>
    <style:style style:name="P24" style:family="paragraph" style:parent-style-name="Text_20_body" style:list-style-name="L11"/>
    <style:style style:name="P25" style:family="paragraph" style:parent-style-name="Text_20_body" style:list-style-name="L11">
      <style:text-properties fo:font-weight="normal" style:font-weight-asian="normal" style:font-weight-complex="normal"/>
    </style:style>
    <style:style style:name="P26" style:family="paragraph" style:parent-style-name="Text_20_body" style:list-style-name="L12"/>
    <style:style style:name="P27" style:family="paragraph" style:parent-style-name="Text_20_body" style:list-style-name="L15"/>
    <style:style style:name="P28" style:family="paragraph" style:parent-style-name="Text_20_body" style:list-style-name="L5">
      <style:paragraph-properties fo:margin-left="1.4772in" fo:margin-right="0in" fo:text-indent="0in" style:auto-text-indent="false"/>
    </style:style>
    <style:style style:name="P29" style:family="paragraph" style:parent-style-name="Text_20_body" style:list-style-name="L12">
      <style:paragraph-properties fo:margin-left="0in" fo:margin-right="0in" fo:text-indent="0in" style:auto-text-indent="false"/>
    </style:style>
    <style:style style:name="P30" style:family="paragraph" style:parent-style-name="Text_20_body" style:list-style-name="L12">
      <style:paragraph-properties fo:margin-left="0.9846in" fo:margin-right="0in" fo:text-indent="0in" style:auto-text-indent="false"/>
    </style:style>
    <style:style style:name="P31" style:family="paragraph" style:parent-style-name="Text_20_body" style:list-style-name="L13">
      <style:paragraph-properties fo:margin-left="0.9846in" fo:margin-right="0in" fo:text-indent="0in" style:auto-text-indent="false"/>
    </style:style>
    <style:style style:name="P32" style:family="paragraph" style:parent-style-name="Text_20_body" style:list-style-name="L14">
      <style:paragraph-properties fo:margin-left="0.9846in" fo:margin-right="0in" fo:text-indent="0in" style:auto-text-indent="false"/>
    </style:style>
    <style:style style:name="P33" style:family="paragraph" style:parent-style-name="Text_20_body" style:list-style-name="L15">
      <style:paragraph-properties fo:margin-left="0.9846in" fo:margin-right="0in" fo:text-indent="0in" style:auto-text-indent="false"/>
    </style:style>
    <style:style style:name="P34" style:family="paragraph" style:parent-style-name="Text_20_body" style:list-style-name="L16">
      <style:paragraph-properties fo:margin-left="0.9846in" fo:margin-right="0in" fo:text-indent="0in" style:auto-text-indent="false"/>
    </style:style>
    <style:style style:name="P35" style:family="paragraph" style:parent-style-name="Text_20_body" style:list-style-name="L17">
      <style:paragraph-properties fo:margin-left="0.9846in" fo:margin-right="0in" fo:text-indent="0in" style:auto-text-indent="false"/>
    </style:style>
    <style:style style:name="P36" style:family="paragraph" style:parent-style-name="Heading_20_1" style:master-page-name="Right_20_Page">
      <style:paragraph-properties fo:margin-left="0in" fo:margin-right="0in" fo:text-indent="0in" style:auto-text-indent="false" style:page-number="auto"/>
    </style:style>
    <style:style style:name="P37" style:family="paragraph" style:parent-style-name="Heading_20_3" style:master-page-name="">
      <style:paragraph-properties style:page-number="auto" fo:keep-with-next="auto"/>
    </style:style>
    <style:style style:name="P38" style:family="paragraph" style:parent-style-name="Table_20_Contents" style:list-style-name="L18">
      <style:paragraph-properties fo:margin-left="0.9846in" fo:margin-right="0in" fo:text-indent="0in" style:auto-text-indent="false"/>
      <style:text-properties style:font-name="Nimbus Roman No9 L" fo:font-size="12pt" style:font-size-asian="12pt" style:font-size-complex="12pt"/>
    </style:style>
    <style:style style:name="P39" style:family="paragraph" style:parent-style-name="Table_20_Contents" style:list-style-name="L19">
      <style:paragraph-properties fo:margin-left="0.9846in" fo:margin-right="0in" fo:text-indent="0in" style:auto-text-indent="false"/>
      <style:text-properties style:font-name="Nimbus Roman No9 L" fo:font-size="12pt" style:font-size-asian="12pt" style:font-size-complex="12pt"/>
    </style:style>
    <style:style style:name="P40" style:family="paragraph" style:parent-style-name="Table_20_Contents" style:list-style-name="L20">
      <style:paragraph-properties fo:margin-left="0.9846in" fo:margin-right="0in" fo:text-indent="0in" style:auto-text-indent="false"/>
      <style:text-properties style:font-name="Nimbus Roman No9 L" fo:font-size="12pt" style:font-size-asian="12pt" style:font-size-complex="12pt"/>
    </style:style>
    <style:style style:name="T1" style:family="text">
      <style:text-properties style:font-name="Courier2"/>
    </style:style>
    <style:style style:name="T2" style:family="text">
      <style:text-properties style:font-name="Courier2" fo:font-weight="bold" style:font-weight-asian="bold" style:font-weight-complex="bold"/>
    </style:style>
    <style:style style:name="T3" style:family="text">
      <style:text-properties style:font-name="Nimbus Roman No9 L"/>
    </style:style>
    <style:style style:name="T4" style:family="text">
      <style:text-properties style:font-name="Nimbus Roman No9 L" fo:font-weight="normal" style:font-weight-asian="normal" style:font-weight-complex="normal"/>
    </style:style>
    <style:style style:name="T5" style:family="text">
      <style:text-properties style:font-name="Nimbus Roman No9 L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position="super 58%"/>
    </style:style>
    <style:style style:name="T9" style:family="text">
      <style:text-properties style:text-position="super 58%" fo:font-weight="normal" style:font-weight-asian="normal" style:font-weight-complex="norma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800000"/>
    </style:style>
    <style:style style:name="T12" style:family="text">
      <style:text-properties fo:color="#800000" style:font-name="Nimbus Roman No9 L"/>
    </style:style>
    <text:list-style style:name="L1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12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13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14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15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16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17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18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19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20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1"><text:alphabetical-index-mark-start text:id="IMark140476635599304"/>Configuration File<text:alphabetical-index-mark-end text:id="IMark140476635599304"/></text:h>
      <text:p text:style-name="Text_20_body"/>
      <text:h text:style-name="Heading_20_2" text:outline-level="2">Configuration Descripton</text:h>
      <text:p text:style-name="Text_20_body">The Enstore configuration file is a native <text:alphabetical-index-mark-start text:id="IMark140476635599304"/>python<text:alphabetical-index-mark-end text:id="IMark140476635599304"/> file. <text:s/>This allows for a lot of flexability in setting up the configuration.</text:p>
      <text:h text:style-name="Heading_20_2" text:outline-level="2">Useful Shortcuts and Variables</text:h>
      <text:h text:style-name="Heading_20_2" text:outline-level="2">Non-server Entries</text:h>
      <text:h text:style-name="Heading_20_3" text:outline-level="3"><text:reference-mark-start text:name="blocksize configuration"/>blocksizes<text:reference-mark-end text:name="blocksize configuration"/></text:h>
      <text:p text:style-name="Text_20_body">This section defines the block sizes used when reading and writing different</text:p>
      <text:p text:style-name="Text_20_body">media types. <text:s/>The media types listed are the valid types available for the <text:span text:style-name="T2">enstore volume –add</text:span><text:span text:style-name="T4"> command in section 1.24.</text:span></text:p>
      <table:table table:name="blocksizes" table:style-name="blocksizes">
        <table:table-column table:style-name="blocksizes.A"/>
        <table:table-row>
          <table:table-cell table:style-name="blocksizes.A1" office:value-type="string">
            <text:p text:style-name="Table_20_Contents">configdict['blocksizes'] = { '8MM' <text:s text:c="6"/>: 131072,</text:p>
            <text:p text:style-name="Table_20_Contents"><text:s text:c="29"/>'DECDLT' <text:s text:c="3"/>: 131072,</text:p>
            <text:p text:style-name="Table_20_Contents"><text:s text:c="29"/>'9840' <text:s text:c="5"/>: 131072,</text:p>
            <text:p text:style-name="Table_20_Contents"><text:s text:c="29"/>'9940' <text:s text:c="5"/>: 131072,</text:p>
            <text:p text:style-name="Table_20_Contents"><text:s text:c="29"/>'9940B' <text:s text:c="4"/>: 131072,</text:p>
            <text:p text:style-name="Table_20_Contents"><text:s text:c="29"/>'3480' <text:s text:c="5"/>: 131072,</text:p>
            <text:p text:style-name="Table_20_Contents"><text:s text:c="29"/>'LTO' <text:s text:c="6"/>: 131072,</text:p>
            <text:p text:style-name="Table_20_Contents"><text:s text:c="29"/>'LTO2' <text:s text:c="5"/>: 131072,</text:p>
            <text:p text:style-name="Table_20_Contents"><text:s text:c="29"/>'LTO3' <text:s text:c="5"/>: 131072,</text:p>
            <text:p text:style-name="Table_20_Contents"><text:s text:c="29"/>'LTO4' <text:s text:c="5"/>: 131072,</text:p>
            <text:p text:style-name="Table_20_Contents"><text:s text:c="29"/>'null' <text:s text:c="5"/>: 131072,</text:p>
            <text:p text:style-name="Table_20_Contents"><text:s text:c="29"/>'diskfile' <text:s/>: 512,</text:p>
            <text:p text:style-name="Table_20_Contents"><text:s text:c="29"/>}</text:p>
          </table:table-cell>
        </table:table-row>
      </table:table>
      <text:p text:style-name="Text_20_body"/>
      <text:h text:style-name="Heading_20_3" text:outline-level="3"><text:reference-mark-start text:name="crons configuration"/>crons<text:reference-mark-end text:name="crons configuration"/></text:h>
      <text:p text:style-name="Text_20_body">These values are used by the cronjob scripts to know the locations of various files or directories, hostnames and e-mail addresses. <text:s/>Every site needs to define there own values for html_dir, log_dir, backup_dir and monitoring and web.</text:p>
      <table:table table:name="Table1" table:style-name="Table1">
        <table:table-column table:style-name="Table1.A"/>
        <text:soft-page-break/>
        <table:table-row table:style-name="Table1.1">
          <table:table-cell table:style-name="Table1.A1" office:value-type="string">
            <text:p text:style-name="Table_20_Contents">configdict['crons'] = {</text:p>
            <text:p text:style-name="Table_20_Contents"><text:s text:c="4"/>#'www_alias' <text:s text:c="6"/>: www_alias, #optional</text:p>
            <text:p text:style-name="Table_20_Contents"><text:s text:c="4"/>#'conf_alias' <text:s text:c="5"/>: conf_alias, #optional</text:p>
            <text:p text:style-name="Table_20_Contents"><text:s text:c="4"/>#'pnfs_alias' <text:s text:c="5"/>: pnfs_alias, #optional</text:p>
            <text:p text:style-name="Table_20_Contents"><text:s text:c="4"/>'web_node' <text:s text:c="7"/>: monitoring_and_web,</text:p>
            <text:p text:style-name="Table_20_Contents"><text:s text:c="4"/>'html_dir' <text:s text:c="7"/>: html_dir,</text:p>
            <text:p text:style-name="Table_20_Contents"><text:s text:c="4"/>'log_dir' <text:s text:c="8"/>: log_dir,</text:p>
            <text:p text:style-name="Table_20_Contents"><text:s text:c="4"/>'tmp_dir' <text:s text:c="8"/>: "/tmp",</text:p>
            <text:p text:style-name="Table_20_Contents"><text:s text:c="4"/>'email' <text:s text:c="10"/>: "enstore-auto@fnal.gov",</text:p>
            <text:p text:style-name="Table_20_Contents"><text:s text:c="4"/>'developer_email' : “enstore-devel@fnal.gov"</text:p>
            <text:p text:style-name="Table_20_Contents"><text:s text:c="4"/>'backup_node' <text:s text:c="4"/>: enstore_backup,</text:p>
            <text:p text:style-name="Table_20_Contents"><text:s text:c="4"/>'backup_dir' <text:s text:c="5"/>: backup_dir,</text:p>
            <text:p text:style-name="Table_20_Contents"><text:s text:c="4"/>'monitored_nodes' : [</text:p>
            <text:p text:style-name="Table_20_Contents"><text:s text:c="24"/>"ensrv0",</text:p>
            <text:p text:style-name="Table_20_Contents"><text:s text:c="24"/>"ensrv1",</text:p>
            <text:p text:style-name="Table_20_Contents"><text:s text:c="24"/>"ensrv2",</text:p>
            <text:p text:style-name="Table_20_Contents"><text:s text:c="24"/>"ensrv3",</text:p>
            <text:p text:style-name="Table_20_Contents"><text:s text:c="24"/>"ensrv4",</text:p>
            <text:p text:style-name="Table_20_Contents"><text:s text:c="24"/>"ensrv5",</text:p>
            <text:p text:style-name="Table_20_Contents"><text:s text:c="24"/>],</text:p>
            <text:p text:style-name="Table_20_Contents"><text:s text:c="4"/>'farmlets_dir' <text:s text:c="3"/>: "/usr/local/etc/farmlets",</text:p>
            <text:p text:style-name="Table_20_Contents"><text:s text:c="4"/>'url_dir' <text:s text:c="8"/>: "<text:a xlink:type="simple" xlink:href="http://www-en.fnal.gov/enstore/">http://www-en.fnal.gov/enstore/</text:a>",</text:p>
            <text:p text:style-name="Table_20_Contents"><text:s text:c="4"/>#'test_library_list' : [“test-9940B”],</text:p>
            <text:p text:style-name="Table_20_Contents"><text:s text:c="4"/>}</text:p>
          </table:table-cell>
        </table:table-row>
      </table:table>
      <text:list xml:id="list11082045201" text:style-name="L1">
        <text:list-item>
          <text:p text:style-name="P12">www_alias, conf_alias and pnfs_alias are optional DNS names to identify the web server host, configuration server host and PNFS server host. <text:s/>These are not required for Enstore to work, however they can be used to more easily move services from one node to another.</text:p>
        </text:list-item>
        <text:list-item>
          <text:p text:style-name="P12">web_node is the host name of the web server.</text:p>
        </text:list-item>
        <text:list-item>
          <text:p text:style-name="P12">html_dir is the directory that the inquisitor, alarm server, monitor server and many cronjobs write html, jpg, gif and other web content too.</text:p>
        </text:list-item>
        <text:list-item>
          <text:p text:style-name="P12">log_dir is the directory that the log server writes the log files into.</text:p>
        </text:list-item>
        <text:list-item>
          <text:p text:style-name="P12">tmp_dir can be used to use a different temporary directory for some cronjobs.</text:p>
        </text:list-item>
        <text:list-item>
          <text:p text:style-name="P12">email specifies the comma separated email addresses operational important errors should be sent to.</text:p>
        </text:list-item>
        <text:list-item>
          <text:p text:style-name="P12">developer_email will at most sites be the same as email.</text:p>
        </text:list-item>
        <text:list-item>
          <text:p text:style-name="P12">backup_node defines the host that the Enstore DB and PNFS DB backups are copied to.</text:p>
        </text:list-item>
        <text:list-item>
          <text:p text:style-name="P12">backup_dir is the directory on the backup_node that the Enstore DB and PNFS DB backups are copied to.</text:p>
        </text:list-item>
        <text:list-item>
          <text:p text:style-name="P12">monitored_nodes specifies the list of host names to limit the generation of cron job status plots. <text:s/>In all likelihood this should contain the current names of all the Enstore server host names; not the mover host names.</text:p>
        </text:list-item>
        <text:list-item>
          <text:p text:style-name="P12">farmlets_dir specifies the location of the farmlets files.</text:p>
        </text:list-item>
        <text:list-item>
          <text:p text:style-name="P12">url_dir indicates the base URL value for the Enstore systems web area. It is used by some cron jobs that create pages in sub directories to point <text:soft-page-break/>to images or other web pages in this top level URL directory or predetermined sub directories.</text:p>
        </text:list-item>
        <text:list-item>
          <text:p text:style-name="P12">enstore_name should contain a unique string that defines what this instance is used for. <text:s/>Likely considerations include naming production and test stands differently. <text:s/>For sites with multiple production Enstore systems, this allows them to be given human differentiable names.</text:p>
        </text:list-item>
        <text:list-item>
          <text:p text:style-name="P12">test_library_list is used by <text:span text:style-name="T6">choose_ran_file</text:span> and <text:span text:style-name="T6">copy_ran_file</text:span> to exclude the supplied list of libraries.</text:p>
        </text:list-item>
      </text:list>
      <text:p text:style-name="Text_20_body"/>
      <text:h text:style-name="Heading_20_3" text:outline-level="3"><text:reference-mark-start text:name="crontabs configuration"/>crontabs<text:reference-mark-end text:name="crontabs configuration"/></text:h>
      <text:p text:style-name="Text_20_body">This section defines which nodes should run which cronjobs. <text:s/>If the primary key matches the name of an Enstore server then those crontab files are copied to /etc/cron.d by install_crons.py. <text:s/>Primary keys examples are <text:span text:style-name="T1">log_server</text:span> and <text:span text:style-name="T1">accounting_server</text:span>. <text:s/>The files that install_crons.py copies to /etc/cron.d are listed in each <text:span text:style-name="T1">cronfiles</text:span><text:span text:style-name="T3"> subsection. <text:s/>For the log_server, </text:span><text:span text:style-name="T3">there are </text:span><text:span text:style-name="T1">log_server</text:span><text:span text:style-name="T3"> and </text:span><text:span text:style-name="T1">log_html</text:span><text:span text:style-name="T3">. <text:s/>If the primary key is not an Enstore server, </text:span><text:span text:style-name="T1">verifying</text:span><text:span text:style-name="T3"> and </text:span><text:span text:style-name="T1">pnfs</text:span><text:span text:style-name="T3">, are two such examples, then a host subfield is required.</text:span></text:p>
      <table:table table:name="crontabs" table:style-name="crontabs">
        <table:table-column table:style-name="crontabs.A"/>
        <table:table-row table:style-name="crontabs.1">
          <table:table-cell table:style-name="crontabs.A1" office:value-type="string">
            <text:p text:style-name="Table_20_Contents">configdict['crontabs'] = {</text:p>
            <text:p text:style-name="Table_20_Contents"><text:s text:c="4"/>'log_server' <text:s text:c="7"/>: {'cronfiles' : ["log_server",</text:p>
            <text:p text:style-name="Table_20_Contents"><text:s text:c="42"/>"log_html",</text:p>
            <text:p text:style-name="Table_20_Contents"><text:s text:c="42"/>]},</text:p>
            <text:p text:style-name="Table_20_Contents"><text:s text:c="4"/>'web_server' <text:s text:c="7"/>: {'cronfiles' : ["enstore_plots",</text:p>
            <text:p text:style-name="Table_20_Contents"><text:s text:c="42"/>"enstore_html",</text:p>
            <text:p text:style-name="Table_20_Contents"><text:s text:c="42"/>"inventory",</text:p>
            <text:p text:style-name="Table_20_Contents"><text:s text:c="42"/>"chkcrons",</text:p>
            <text:p text:style-name="Table_20_Contents"><text:s text:c="42"/>#"tab_flipping",</text:p>
            <text:p text:style-name="Table_20_Contents"><text:s text:c="42"/>],</text:p>
            <text:p text:style-name="Table_20_Contents"><text:s text:c="27"/>'host' <text:s text:c="5"/>: monitoring_and_web},</text:p>
            <text:p text:style-name="Table_20_Contents"><text:s text:c="4"/>'verifying' <text:s text:c="8"/>: {'cronfiles' : ["checkPNFS",</text:p>
            <text:p text:style-name="Table_20_Contents"><text:s text:c="42"/>"copy_ran_file",</text:p>
            <text:p text:style-name="Table_20_Contents"><text:s text:c="42"/>],</text:p>
            <text:p text:style-name="Table_20_Contents"><text:s text:c="27"/>'host' <text:s text:c="5"/>: verify_host},</text:p>
            <text:p text:style-name="Table_20_Contents"><text:s text:c="4"/>'pnfs' <text:s text:c="13"/>: {'cronfiles' : ["delfile",</text:p>
            <text:p text:style-name="Table_20_Contents"><text:s text:c="42"/>"pnfs_misc",</text:p>
            <text:p text:style-name="Table_20_Contents"><text:s text:c="42"/>],</text:p>
            <text:p text:style-name="Table_20_Contents"><text:s text:c="27"/>'host' <text:s text:c="5"/>: enstore_pnfs},</text:p>
            <text:p text:style-name="Table_20_Contents"><text:s text:c="4"/>'accounting_server' : {'cronfiles' : ["accounting_db"]},</text:p>
            <text:p text:style-name="Table_20_Contents"><text:s text:c="4"/>'drivestat_server' <text:s/>: {'cronfiles' : ["drivestat_db"]},</text:p>
            <text:p text:style-name="Table_20_Contents"><text:s text:c="4"/>'file_clerk' <text:s text:c="7"/>: {'cronfiles' : ["enstore_db"]},</text:p>
            <text:p text:style-name="Table_20_Contents"><text:s text:c="4"/>'databases' <text:s text:c="8"/>: {'cronfiles' : ["backup",</text:p>
            <text:p text:style-name="Table_20_Contents"><text:s text:c="42"/>#"backup.operation",</text:p>
            <text:p text:style-name="Table_20_Contents"><text:s text:c="42"/>#"backup2Tape",</text:p>
            <text:p text:style-name="Table_20_Contents"><text:s text:c="42"/>],</text:p>
            <text:p text:style-name="Table_20_Contents"><text:s text:c="27"/>'host' <text:s text:c="5"/>: enstore_backup},</text:p>
            <text:p text:style-name="Table_20_Contents"><text:s text:c="4"/>}</text:p>
          </table:table-cell>
        </table:table-row>
      </table:table>
      <text:p text:style-name="Text_20_body"/>
      <text:h text:style-name="Heading_20_3" text:outline-level="3"><text:soft-page-break/><text:reference-mark-start text:name="database configuration"/>database<text:reference-mark-end text:name="database configuration"/></text:h>
      <text:p text:style-name="Text_20_body">The volume clerk, file clerk and info_server share a single PostGreSQL database. <text:s/>The shared information for these servers to locate the database is placed here.</text:p>
      <table:table table:name="database" table:style-name="database">
        <table:table-column table:style-name="database.A"/>
        <table:table-row>
          <table:table-cell table:style-name="database.A1" office:value-type="string">
            <text:p text:style-name="Table_20_Contents">configdict['database'] <text:s text:c="4"/>= {</text:p>
            <text:p text:style-name="Table_20_Contents"><text:s text:c="4"/>'dbname': 'enstoredb',</text:p>
            <text:p text:style-name="Table_20_Contents"><text:s text:c="4"/>'dbhost': DB_host,</text:p>
            <text:p text:style-name="Table_20_Contents"><text:s text:c="4"/>'dbport': 8888,</text:p>
            <text:p text:style-name="Table_20_Contents"><text:s text:c="4"/>'dbuser': 'enstore',</text:p>
            <text:p text:style-name="Table_20_Contents"><text:s text:c="4"/>'dbserverowner': 'products',</text:p>
            <text:p text:style-name="Table_20_Contents"><text:s text:c="4"/>'dbarea':'%s/enstore-db' % (db_basedir,),</text:p>
            <text:p text:style-name="Table_20_Contents"><text:s text:c="4"/>}</text:p>
          </table:table-cell>
        </table:table-row>
      </table:table>
      <text:p text:style-name="Text_20_body"/>
      <text:h text:style-name="Heading_20_3" text:outline-level="3"><text:reference-mark-start text:name="discipline configuration"/>discipline<text:reference-mark-end text:name="discipline configuration"/></text:h>
      <text:p text:style-name="Text_20_body">Discipline is used to limit the number of simultaneous transfers for a node. <text:s/>Nodes containing the string saen will be limited to 2 simultaneous transfers for the null library (2<text:span text:style-name="T8">nd</text:span> argument in the 'args' list. For mover with already mounted tape it is allowed 1 more <text:s/>simultaneous transfer for read request (3<text:span text:style-name="T8">rd</text:span> <text:s/>argument) and 1 more simultaneous transfer for write request (4<text:span text:style-name="T8">th</text:span> argument).</text:p>
      <table:table table:name="discipline" table:style-name="discipline">
        <table:table-column table:style-name="discipline.A"/>
        <table:table-row>
          <table:table-cell table:style-name="discipline.A1" office:value-type="string">
            <text:p text:style-name="P4">configdict['discipline'] = {</text:p>
            <text:p text:style-name="P4"><text:s text:c="4"/>'null.library_manager':{1:{'host':"saen",</text:p>
            <text:p text:style-name="P4"><text:s text:c="31"/>'function':'restrict_host_access',</text:p>
            <text:p text:style-name="P4"><text:s text:c="31"/>'args':['saen',2, 1, 1],</text:p>
            <text:p text:style-name="P4"><text:s text:c="31"/>'action':'ignore'},</text:p>
            <text:p text:style-name="P4"><text:s text:c="30"/>},</text:p>
            <text:p text:style-name="P4"><text:s text:c="28"/>},</text:p>
            <text:p text:style-name="P4"><text:s text:c="4"/>}</text:p>
          </table:table-cell>
        </table:table-row>
      </table:table>
      <text:p text:style-name="Text_20_body"/>
      <text:h text:style-name="Heading_20_3" text:outline-level="3"><text:reference-mark-start text:name="encp configuration"/>encp<text:reference-mark-end text:name="encp configuration"/></text:h>
      <text:p text:style-name="Text_20_body">The CRC seed for new sites should set this to 1. <text:s/>For older sites, consult knowledgeable experts. <text:s/>If the this value is missing from the configuration file then the crc_seed will default to 1.</text:p>
      <table:table table:name="encp" table:style-name="encp">
        <table:table-column table:style-name="encp.A"/>
        <table:table-row>
          <table:table-cell table:style-name="encp.A1" office:value-type="string">
            <text:p text:style-name="Table_20_Contents">configdict['encp'] = {'crc_seed' : crc_seed,</text:p>
            <text:p text:style-name="Table_20_Contents"><text:s text:c="22"/>}</text:p>
          </table:table-cell>
        </table:table-row>
      </table:table>
      <text:h text:style-name="Heading_20_3" text:outline-level="3">inventory</text:h>
      <table:table table:name="inventory" table:style-name="inventory">
        <table:table-column table:style-name="inventory.A"/>
        <table:table-row>
          <table:table-cell table:style-name="inventory.A1" office:value-type="string">
            <text:p text:style-name="P4">configdict['inventory'] = {</text:p>
            <text:p text:style-name="P4"><text:s text:c="4"/>'inventory_dir' <text:s text:c="12"/>: inventory_dir,</text:p>
            <text:p text:style-name="P4"><text:s text:c="4"/>'inventory_tmp_dir' <text:s text:c="8"/>: "%s/tmp" % (inventory_dir,),</text:p>
            <text:p text:style-name="P4"><text:s text:c="4"/>'inventory_cache_dir' <text:s text:c="6"/>: "%s_cache" % (inventory_dir,),</text:p>
            <text:p text:style-name="P4"><text:s text:c="4"/>'inventory_extract_dir' <text:s text:c="4"/>: "%s/extract" % (inventory_dir,),</text:p>
            <text:p text:style-name="P4"><text:s text:c="4"/>'inventory_rcp_dir' <text:s text:c="8"/>: '%s:%s/tape_inventory' % (monitoring_and_web,</text:p>
            <text:p text:style-name="P4">html_dir,),</text:p>
            <text:p text:style-name="P4"><text:s text:c="4"/>'wpa_states' <text:s text:c="15"/>: ["full", "readonly"],</text:p>
            <text:p text:style-name="P5"><text:s text:c="4"/>'wpa_media_types' <text:s text:c="10"/>: ["9940", "9940B", "3480", "LTO4"],</text:p>
            <text:p text:style-name="P4"><text:s text:c="4"/>'wpa_excluded_libraries' <text:s text:c="3"/>: ["samnull", "testlto", "testlto2", "TEST-9940B</text:p>
            <text:p text:style-name="P4">", "D0-LTO4G1T"],</text:p>
            <text:p text:style-name="P4"><text:s text:c="4"/>}</text:p>
          </table:table-cell>
        </table:table-row>
      </table:table>
      <text:list xml:id="list1345228188" text:style-name="L2">
        <text:list-item>
          <text:p text:style-name="P13">inventory_dir: <text:s/></text:p>
        </text:list-item>
        <text:list-item>
          <text:p text:style-name="P13"><text:soft-page-break/>inventory_tmp_dir: <text:s/></text:p>
        </text:list-item>
        <text:list-item>
          <text:p text:style-name="P13">inventory_cache_dir: <text:s/>Directory where a local on-disk copy of the inventory is kept to skip processing volume metadata that has not been modified since the previous time the inventory cronjob was run.</text:p>
        </text:list-item>
        <text:list-item>
          <text:p text:style-name="P13">inventory_rcp_dir: <text:s/>Remote host and directory to copy the output files to once they are done being generated.</text:p>
        </text:list-item>
        <text:list-item>
          <text:p text:style-name="P13">wpa_states: <text:s/></text:p>
        </text:list-item>
        <text:list-item>
          <text:p text:style-name="P13">wpa_excluded_libraries: <text:s/></text:p>
        </text:list-item>
      </text:list>
      <text:h text:style-name="Heading_20_3" text:outline-level="3"><text:reference-mark-start text:name="priority configuration"/>priority<text:reference-mark-end text:name="priority configuration"/></text:h>
      <text:p text:style-name="Text_20_body">The most common use of the priority section is to bestow admin_priority to encp transfers. <text:s/>In the following example the <text:span text:style-name="T6">null</text:span> library manager will assign <text:span text:style-name="T6">adminpri</text:span> priority to encp transfers running from the <text:span text:style-name="T6">verify_host</text:span><text:span text:style-name="T7"> as user </text:span><text:span text:style-name="T6">enstore</text:span><text:span text:style-name="T7">.</text:span></text:p>
      <table:table table:name="priority" table:style-name="priority">
        <table:table-column table:style-name="priority.A"/>
        <table:table-row>
          <table:table-cell table:style-name="priority.A1" office:value-type="string">
            <text:p text:style-name="P6">configdict['priority'] = {</text:p>
            <text:p text:style-name="P6"><text:s text:c="4"/>'null.library_manager':{'adminpri':{2:</text:p>
            <text:p text:style-name="P6"><text:s text:c="40"/>{'host': verify_host,</text:p>
            <text:p text:style-name="P6"><text:s text:c="41"/>'uname':'enstore',</text:p>
            <text:p text:style-name="P6"><text:s text:c="41"/>#'storage_group':'null_group1',</text:p>
            <text:p text:style-name="P6"><text:s text:c="41"/>#'work' : 'write_to_hsm',</text:p>
            <text:p text:style-name="P6"><text:s text:c="41"/>#'work' : 'read_from_hsm',</text:p>
            <text:p text:style-name="P6"><text:s text:c="41"/>},</text:p>
            <text:p text:style-name="P6"><text:s text:c="40"/>},</text:p>
            <text:p text:style-name="P6"><text:s text:c="28"/>},</text:p>
            <text:p text:style-name="P6"><text:s text:c="4"/>}</text:p>
          </table:table-cell>
        </table:table-row>
      </table:table>
      <text:list xml:id="list749403421" text:style-name="L3">
        <text:list-item>
          <text:p text:style-name="P14">host: <text:s/>if defined limits the admin priority to encp transfers from this host.</text:p>
        </text:list-item>
        <text:list-item>
          <text:p text:style-name="P14">uname: <text:s/>The user name of the owner of the encp transfer.</text:p>
        </text:list-item>
        <text:list-item>
          <text:p text:style-name="P14">storage_group: <text:s/>Limit these privileges to certain experiments or groups. <text:s/></text:p>
        </text:list-item>
        <text:list-item>
          <text:p text:style-name="P14">work: <text:s/>may be <text:span text:style-name="T6">write_to_hsm</text:span><text:span text:style-name="T7"> or </text:span><text:span text:style-name="T6">read_from_hsm</text:span><text:span text:style-name="T7">. <text:s/>These limit the priority setting to just writes or reads, respectively.</text:span></text:p>
        </text:list-item>
      </text:list>
      <text:h text:style-name="Heading_20_3" text:outline-level="3"><text:reference-mark-start text:name="wrappersizes configuration"/>wrappersizes<text:reference-mark-end text:name="wrappersizes configuration"/></text:h>
      <text:p text:style-name="Text_20_body">There are only three defined file wrappers for Enstore. <text:s/>These wrappers are used to “wrap” metadata onto the media with the data file. <text:s/>These values are what needs to be inserted into the PNFS file_family_wrapper tag, see section ???????????.</text:p>
      <table:table table:name="wrappersizes" table:style-name="wrappersizes">
        <table:table-column table:style-name="wrappersizes.A"/>
        <table:table-row>
          <table:table-cell table:style-name="wrappersizes.A1" office:value-type="string">
            <text:p text:style-name="Table_20_Contents">configdict['wrappersizes'] = { 'null' : (100L*GB) - 1,</text:p>
            <text:p text:style-name="Table_20_Contents"><text:s text:c="31"/>'cern' : long("9"*20),</text:p>
            <text:p text:style-name="Table_20_Contents"><text:s text:c="31"/>'cpio_odc' : (8L*GB) - 1,</text:p>
            <text:p text:style-name="Table_20_Contents"><text:s text:c="31"/>}</text:p>
          </table:table-cell>
        </table:table-row>
      </table:table>
      <text:p text:style-name="Text_20_body"/>
      <text:h text:style-name="P37" text:outline-level="3"><text:reference-mark-start text:name="web_server configuration"/>web_server<text:reference-mark-end text:name="web_server configuration"/></text:h>
      <text:p text:style-name="Text_20_body"><text:soft-page-break/>These are the values used by the post installation steps of the enstore_html.rpm.</text:p>
      <table:table table:name="web_server" table:style-name="web_5f_server">
        <table:table-column table:style-name="web_5f_server.A"/>
        <table:table-row>
          <table:table-cell table:style-name="web_5f_server.A1" office:value-type="string">
            <text:p text:style-name="Table_20_Contents">configdict['web_server'] = {</text:p>
            <text:p text:style-name="Table_20_Contents"><text:s text:c="4"/>'ServerHost' <text:s text:c="4"/>: web_server_host,</text:p>
            <text:p text:style-name="Table_20_Contents"><text:s text:c="4"/>'User' <text:s text:c="10"/>: 'enstore',</text:p>
            <text:p text:style-name="Table_20_Contents"><text:s text:c="4"/>'Group' <text:s text:c="9"/>: 'enstore',</text:p>
            <text:p text:style-name="Table_20_Contents"><text:s text:c="4"/>'port' <text:s text:c="10"/>: 80,</text:p>
            <text:p text:style-name="Table_20_Contents"><text:s text:c="4"/>'ServerName' <text:s text:c="4"/>: '%s.fnal.gov' % (www_alias,),</text:p>
            <text:p text:style-name="Table_20_Contents"><text:s text:c="4"/>'DocumentRoot' <text:s text:c="2"/>: "%s/html" % (httpd_dir2,),</text:p>
            <text:p text:style-name="Table_20_Contents"><text:s text:c="4"/>'ScoreBoardFile' : "%s/apache_status" % (httpd_dir,),</text:p>
            <text:p text:style-name="Table_20_Contents"><text:s text:c="4"/>'PidFile' <text:s text:c="7"/>: "%s/adm/httpd.pid" % (httpd_dir,),</text:p>
            <text:p text:style-name="Table_20_Contents"><text:s text:c="4"/>'ErrorLog' <text:s text:c="6"/>: "%s/adm/error.log" % (httpd_dir,),</text:p>
            <text:p text:style-name="Table_20_Contents"><text:s text:c="4"/>'CustomLog' <text:s text:c="5"/>: {</text:p>
            <text:p text:style-name="Table_20_Contents"><text:s text:c="8"/>'combined' : "%s/adm/access.log" % (httpd_dir,),</text:p>
            <text:p text:style-name="Table_20_Contents"><text:s text:c="8"/>'referer' <text:s/>: "%s/adm/referer.log" % (httpd_dir,),</text:p>
            <text:p text:style-name="Table_20_Contents"><text:s text:c="8"/>'agent' <text:s text:c="3"/>: "%s/adm/agent.log" % (httpd_dir,),</text:p>
            <text:p text:style-name="Table_20_Contents"><text:s text:c="8"/>},</text:p>
            <text:p text:style-name="Table_20_Contents"><text:s text:c="4"/>'ServerRoot' <text:s/>: '/etc/httpd/' ,</text:p>
            <text:p text:style-name="Table_20_Contents"><text:s text:c="4"/>'ScriptAlias' : {</text:p>
            <text:p text:style-name="Table_20_Contents"><text:s text:c="8"/>'fake' : '/cgi-bin/',</text:p>
            <text:p text:style-name="Table_20_Contents"><text:s text:c="8"/>'real' : "%s/cgi-bin/" % (httpd_dir2,),</text:p>
            <text:p text:style-name="Table_20_Contents"><text:s text:c="4"/>}</text:p>
            <text:p text:style-name="Table_20_Contents">}</text:p>
          </table:table-cell>
        </table:table-row>
      </table:table>
      <text:p text:style-name="Text_20_body"/>
      <text:h text:style-name="Heading_20_2" text:outline-level="2">Server Entries</text:h>
      <text:p text:style-name="Text_20_body">Common Entries: <text:s/>The host, port andlogname fields are mandatory. <text:s/>The rest are optional.</text:p>
      <text:list xml:id="list581941417" text:style-name="L4">
        <text:list-item>
          <text:p text:style-name="P15">host – The hostname of the machine the Enstore server will run on.</text:p>
        </text:list-item>
        <text:list-item>
          <text:p text:style-name="P15">hostip – Performs the same function of host. <text:s/>The additional functionality is to specify a single IP address for Enstore use on multi-homed machines.</text:p>
        </text:list-item>
        <text:list-item>
          <text:p text:style-name="P15">port – The port number the Enstore server should listen on.</text:p>
        </text:list-item>
        <text:list-item>
          <text:p text:style-name="P15">logname – The name of the server that appears in the logfile. <text:s/>Should be between 2 and 8 characters; but this is not a hard limit.</text:p>
        </text:list-item>
        <text:list-item>
          <text:p text:style-name="P15">inq_ignore – If this is defined, then the inquisitor will not monitor the server. <text:s/>This is recommended for test library manager, test media changes and test movers.</text:p>
        </text:list-item>
        <text:list-item>
          <text:p text:style-name="P15">norestart – This configuration item lets the inquisitor to know not to restart the server if it is found to be down.</text:p>
        </text:list-item>
        <text:list-item>
          <text:p text:style-name="P15">noupdown – The “enstore system” process will not look at the corresponding server when generating the Status At-A-Glance web page.</text:p>
        </text:list-item>
      </text:list>
      <text:h text:style-name="Heading_20_3" text:outline-level="3"><text:reference-mark-start text:name="alarm_server configuration"/>alarm_server<text:reference-mark-end text:name="alarm_server configuration"/></text:h>
      <text:p text:style-name="Text_20_body">The only unique configuration information for the alarm server is <text:soft-page-break/>alarm_actions. <text:s/>The only currently defined actions are for sending some e-mailable alarms straight to users instead of putting it on the alarms page. <text:s/>If the storage group is not found here then the default is to place the alarm on the alarms web page.</text:p>
      <table:table table:name="alarm_server" table:style-name="alarm_5f_server">
        <table:table-column table:style-name="alarm_5f_server.A"/>
        <table:table-row>
          <table:table-cell table:style-name="alarm_5f_server.A1" office:value-type="string">
            <text:p text:style-name="Table_20_Contents">configdict['alarm_server'] = {</text:p>
            <text:p text:style-name="Table_20_Contents"><text:s text:c="4"/>'host':alarm_server_host,</text:p>
            <text:p text:style-name="Table_20_Contents"><text:s text:c="4"/>'port':7503,</text:p>
            <text:p text:style-name="Table_20_Contents"><text:s text:c="4"/>'logname':'ALMSRV',</text:p>
            <text:p text:style-name="Table_20_Contents"><text:s text:c="4"/>'norestart':'INQ',</text:p>
            <text:p text:style-name="Table_20_Contents"><text:s text:c="4"/>'alarm_actions' : {'C' : [['send_mail', '*',</text:p>
            <text:p text:style-name="Table_20_Contents"><text:s text:c="31"/>{</text:p>
            <text:p text:style-name="Table_20_Contents"><text:s text:c="32"/>'sdss' : 'sdssdp@fnal.gov',</text:p>
            <text:p text:style-name="Table_20_Contents"><text:s text:c="32"/>}</text:p>
            <text:p text:style-name="Table_20_Contents"><text:s text:c="31"/>],</text:p>
            <text:p text:style-name="Table_20_Contents"><text:s text:c="31"/>['send_mail', '1',</text:p>
            <text:p text:style-name="Table_20_Contents"><text:s text:c="32"/>{'cms' : 'cms-t1@fnal.gov',</text:p>
            <text:p text:style-name="Table_20_Contents"><text:s text:c="32"/>}</text:p>
            <text:p text:style-name="Table_20_Contents"><text:s text:c="31"/>],</text:p>
            <text:p text:style-name="Table_20_Contents"><text:s text:c="30"/>]}</text:p>
            <text:p text:style-name="Table_20_Contents"><text:s text:c="4"/>}</text:p>
          </table:table-cell>
        </table:table-row>
      </table:table>
      <text:list xml:id="list1023511144" text:style-name="L5">
        <text:list-item>
          <text:p text:style-name="P16">alarm_actions: The alarm type value, C in the preceding example, must be one of the following list:</text:p>
        </text:list-item>
        <text:list-item>
          <text:p text:style-name="P28">A for a regular alarm</text:p>
        </text:list-item>
        <text:list-item>
          <text:p text:style-name="P28">E for an error alarm.</text:p>
        </text:list-item>
        <text:list-item>
          <text:p text:style-name="P28">U for a User error/alarm.</text:p>
        </text:list-item>
        <text:list-item>
          <text:p text:style-name="P28">W for a Warning alarm.</text:p>
        </text:list-item>
        <text:list-item>
          <text:p text:style-name="P28">I for Information only alarm.</text:p>
        </text:list-item>
        <text:list-item>
          <text:p text:style-name="P28">C for an E-mailable alarm.</text:p>
        </text:list-item>
      </text:list>
      <text:p text:style-name="P8">There is little functional difference among these types of alarms. <text:s/>What is different is the single letter log message designation when the alarm is logged with the log server.</text:p>
      <text:p text:style-name="P8">When an alarm type of C is received by the alarm server it looks though list of possible actions. <text:s/>Currently only send_mail is defined. <text:s/>It has limit value. <text:s/>Either <text:span text:style-name="T6">*</text:span> or <text:span text:style-name="T6">1</text:span> for send an e-mail for every occurrence of the same alarm or only send it once via e-mail then put it on the alarms page for every occurrence after that, respectively. <text:s/>The third element in these lists is a dictionary paring the storage group to an e-mail address or a list of comma separated e-mail addresses.</text:p>
      <text:h text:style-name="Heading_20_3" text:outline-level="3"><text:reference-mark-start text:name="event_relay configuration"/>event_relay<text:reference-mark-end text:name="event_relay configuration"/></text:h>
      <text:p text:style-name="Text_20_body">The event_relay does not contain any non-common server configuration items.</text:p>
      <text:h text:style-name="Heading_20_3" text:outline-level="3"><text:reference-mark-start text:name="log_server configuration"/>log_server<text:reference-mark-end text:name="log_server configuration"/>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configdict['log_server'] = {</text:p>
            <text:p text:style-name="Table_20_Contents"><text:s text:c="4"/>'host':log_server_host,</text:p>
            <text:p text:style-name="Table_20_Contents"><text:s text:c="4"/>'port':7504,</text:p>
            <text:p text:style-name="Table_20_Contents"><text:soft-page-break/><text:s text:c="4"/>'norestart':'INQ',</text:p>
            <text:p text:style-name="Table_20_Contents"><text:s text:c="4"/>'msg_type_logs': {'MSG_TYPE=MC_LOAD_REQ' <text:s/>: 'MOUNTS-',</text:p>
            <text:p text:style-name="Table_20_Contents"><text:s text:c="22"/>'MSG_TYPE=MC_LOAD_DONE' : 'MOUNTS-',</text:p>
            <text:p text:style-name="Table_20_Contents"><text:s text:c="22"/>'MSG_TYPE=ENCP_XFER' <text:s text:c="3"/>: 'ENCPS-',</text:p>
            <text:p text:style-name="Table_20_Contents"><text:s text:c="22"/>'MSG_TYPE=EVENT_RELAY' <text:s/>: 'EVRLY-',</text:p>
            <text:p text:style-name="Table_20_Contents"><text:s text:c="22"/>'MSG_TYPE=ADD_TO_LMQ' <text:s text:c="2"/>: 'LMQADDS-'},</text:p>
            <text:p text:style-name="Table_20_Contents"><text:s text:c="4"/>'log_file_path':log_dir,</text:p>
            <text:p text:style-name="Table_20_Contents"><text:s text:c="4"/>}</text:p>
          </table:table-cell>
        </table:table-row>
      </table:table>
      <text:list xml:id="list1428807145" text:style-name="L6">
        <text:list-item>
          <text:p text:style-name="P17">log_file_path refers to the directory that the log files are to be written into. <text:s/>In the example, the log_dir variable is used to hold the actual directory name.</text:p>
        </text:list-item>
        <text:list-item>
          <text:p text:style-name="P17">msg_type_logs </text:p>
        </text:list-item>
      </text:list>
      <text:h text:style-name="Heading_20_3" text:outline-level="3"><text:reference-mark-start text:name="file_clerk configuration"/>file_clerk<text:reference-mark-end text:name="file_clerk configuration"/></text:h>
      <table:table table:name="file_clerk" table:style-name="file_5f_clerk">
        <table:table-column table:style-name="file_5f_clerk.A"/>
        <table:table-row table:style-name="file_5f_clerk.1">
          <table:table-cell table:style-name="file_5f_clerk.A1" office:value-type="string">
            <text:p text:style-name="Table_20_Contents">configdict['file_clerk'] = {</text:p>
            <text:p text:style-name="Table_20_Contents"><text:s text:c="4"/>'host':file_clerk_host,</text:p>
            <text:p text:style-name="Table_20_Contents"><text:s text:c="4"/>'port':7501,</text:p>
            <text:p text:style-name="Table_20_Contents"><text:s text:c="4"/>'logname':'FILSRV',</text:p>
            <text:p text:style-name="Table_20_Contents"><text:s text:c="4"/>'norestart':'INQ',</text:p>
            <text:p text:style-name="Table_20_Contents"><text:s text:c="4"/>'brand':'D0MS',</text:p>
            <text:p text:style-name="Table_20_Contents">}</text:p>
          </table:table-cell>
        </table:table-row>
      </table:table>
      <text:list xml:id="list1277931615" text:style-name="L7">
        <text:list-item>
          <text:p text:style-name="P18">brand: <text:s/>Brand is an optional field. If set it names characters that appear at the be beginning of every bit file id (BFID). <text:s/>If this is not set, then a suitable brand string is determined based on the hostname. There is no limit on the length, though 4 alpha numeric characters is recommended. <text:s/>The last brand character must be alphabetical only. <text:s/>This field is used to differentiate different Enstore systems running at a single site; in which case it is <text:span text:style-name="T6">strongly</text:span><text:span text:style-name="T7"> recommended to be used.</text:span></text:p>
        </text:list-item>
      </text:list>
      <text:h text:style-name="Heading_20_3" text:outline-level="3"><text:reference-mark-start text:name="volume_clerk configuration"/>volume_clerk<text:reference-mark-end text:name="volume_clerk configuration"/></text:h>
      <table:table table:name="volume_clerk" table:style-name="volume_5f_clerk">
        <table:table-column table:style-name="volume_5f_clerk.A"/>
        <table:table-row table:style-name="volume_5f_clerk.1">
          <table:table-cell table:style-name="volume_5f_clerk.A1" office:value-type="string">
            <text:p text:style-name="Table_20_Contents">configdict['volume_clerk'] = {</text:p>
            <text:p text:style-name="Table_20_Contents"><text:s text:c="4"/>'host':volume_clerk_host,</text:p>
            <text:p text:style-name="Table_20_Contents"><text:s text:c="4"/>'port':7502,</text:p>
            <text:p text:style-name="Table_20_Contents"><text:s text:c="4"/>'logname':'VOLSRV',</text:p>
            <text:p text:style-name="Table_20_Contents"><text:s text:c="4"/>'norestart':'INQ',</text:p>
            <text:p text:style-name="Table_20_Contents"><text:s text:c="4"/>'max_noaccess_cnt' : vol_max_noaccess_cnt,</text:p>
            <text:p text:style-name="Table_20_Contents">}</text:p>
          </table:table-cell>
        </table:table-row>
      </table:table>
      <text:list xml:id="list1850932468" text:style-name="L8">
        <text:list-item>
          <text:p text:style-name="P19">max_noaccess_cnt: <text:s/></text:p>
        </text:list-item>
      </text:list>
      <text:h text:style-name="Heading_20_3" text:outline-level="3"><text:reference-mark-start text:name="info_server configuration"/>info_server<text:reference-mark-end text:name="info_server configuration"/>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configdict['info_server'] = {</text:p>
            <text:p text:style-name="Table_20_Contents"><text:s text:c="4"/>'host': info_server_host,</text:p>
            <text:p text:style-name="Table_20_Contents"><text:s text:c="4"/>'port': 7777,</text:p>
            <text:p text:style-name="Table_20_Contents"><text:s text:c="4"/>'logname': 'INFSRV',</text:p>
            <text:p text:style-name="Table_20_Contents"><text:s text:c="4"/>'norestart':'INQ',</text:p>
            <text:p text:style-name="Table_20_Contents"><text:s text:c="4"/>}</text:p>
          </table:table-cell>
        </table:table-row>
      </table:table>
      <text:h text:style-name="Heading_20_3" text:outline-level="3"><text:soft-page-break/><text:reference-mark-start text:name="pnfs_agent configuration"/>pnfs_agent<text:reference-mark-end text:name="pnfs_agent configuration"/></text:h>
      <text:p text:style-name="Text_20_body">Reserved for future use.</text:p>
      <text:h text:style-name="Heading_20_3" text:outline-level="3"><text:reference-mark-start text:name="monitor_server configuration"/>monitor_server<text:reference-mark-end text:name="monitor_server configuration"/></text:h>
      <table:table table:name="monitor_server" table:style-name="monitor_5f_server">
        <table:table-column table:style-name="monitor_5f_server.A"/>
        <table:table-row table:style-name="monitor_5f_server.1">
          <table:table-cell table:style-name="monitor_5f_server.A1" office:value-type="string">
            <text:p text:style-name="P6">configdict['monitor_server'] = {</text:p>
            <text:p text:style-name="P6"><text:s text:c="4"/>'html_dir' <text:s text:c="9"/>: html_dir,</text:p>
            <text:p text:style-name="P6"><text:s text:c="4"/>'html_gen_host' <text:s text:c="4"/>: web_server_host,</text:p>
            <text:p text:style-name="P6"><text:s text:c="4"/>'refresh' <text:s text:c="10"/>: 3600,</text:p>
            <text:p text:style-name="P6"><text:s text:c="4"/>'veto_nodes' <text:s text:c="7"/>: {'watertaxi': 'not in system my reason'},</text:p>
            <text:p text:style-name="P6"><text:s text:c="4"/>'block_size' <text:s text:c="7"/>: 65536,</text:p>
            <text:p text:style-name="P6"><text:s text:c="4"/>'block_count' <text:s text:c="6"/>: 160,</text:p>
            <text:p text:style-name="P6"><text:s text:c="4"/>'default_timeout' <text:s text:c="2"/>: 3,</text:p>
            <text:p text:style-name="P6"><text:s text:c="4"/>}</text:p>
          </table:table-cell>
        </table:table-row>
      </table:table>
      <text:list xml:id="list1884870574" text:style-name="L9">
        <text:list-item>
          <text:p text:style-name="P20">html_dir: Must point to the same location as the html_dir field in the <text:span text:style-name="T1">crons</text:span> section of the configuration file.</text:p>
        </text:list-item>
        <text:list-item>
          <text:p text:style-name="P20">html_gen_host: This refers to the host running the monitor server that also is running the web server. <text:s/>It is important for the monitor server specified here to be running all the time.</text:p>
        </text:list-item>
        <text:list-item>
          <text:p text:style-name="P20">refresh:</text:p>
        </text:list-item>
        <text:list-item>
          <text:p text:style-name="P20">veto_nodes: This is a list of hosts to skip during the <text:span text:style-name="T1">enstore network</text:span><text:span text:style-name="T3"> check. <text:s/>A reason for each host is also allowed.</text:span></text:p>
        </text:list-item>
        <text:list-item>
          <text:p text:style-name="P21">block_size and block_count: <text:s/>These two values multiplied together represent the amount of data sent during each <text:span text:style-name="T1">enstore network</text:span> rate test performed. <text:s/>The values listed in the example are known to work well for Fast Ethernet speeds.</text:p>
        </text:list-item>
        <text:list-item>
          <text:p text:style-name="P21">default_timeout: <text:s/>Amount of time to wait for a response from a monitor server running on each node. <text:s/>After this timeout <text:span text:style-name="T1">enstore network</text:span> skips to the next node in the list.</text:p>
        </text:list-item>
      </text:list>
      <text:h text:style-name="Heading_20_3" text:outline-level="3"><text:reference-mark-start text:name="ratekeeper configuration"/>ratekeeper<text:reference-mark-end text:name="ratekeeper configuration"/></text:h>
      <table:table table:name="ratekeeper" table:style-name="ratekeeper">
        <table:table-column table:style-name="ratekeeper.A"/>
        <table:table-row table:style-name="ratekeeper.1">
          <table:table-cell table:style-name="ratekeeper.A1" office:value-type="string">
            <text:p text:style-name="Table_20_Contents">configdict['ratekeeper'] = {</text:p>
            <text:p text:style-name="Table_20_Contents"><text:s text:c="4"/>'host' <text:s text:c="13"/>: ratekeeper_host,</text:p>
            <text:p text:style-name="Table_20_Contents"><text:s text:c="4"/>'port' <text:s text:c="13"/>: 55511,</text:p>
            <text:p text:style-name="Table_20_Contents"><text:s text:c="4"/>'norestart' <text:s text:c="8"/>: 'INQ',</text:p>
            <text:p text:style-name="Table_20_Contents"><text:s text:c="4"/>'noupdown' <text:s text:c="9"/>: 'efb',</text:p>
            <text:p text:style-name="Table_20_Contents"><text:s text:c="4"/>'logname' <text:s text:c="10"/>: 'RATSRV',</text:p>
            <text:p text:style-name="Table_20_Contents"><text:s text:c="4"/>'dir' <text:s text:c="14"/>: ratekeeper_dir,</text:p>
            <text:p text:style-name="Table_20_Contents"><text:s text:c="4"/>'tmp' <text:s text:c="14"/>: "%s/tmp/" % (ratekeeper_dir,),</text:p>
            <text:p text:style-name="Table_20_Contents"><text:s text:c="4"/>'ps' <text:s text:c="15"/>: '%s/*rates.ps' % (html_dir,),</text:p>
            <text:p text:style-name="Table_20_Contents"><text:s text:c="4"/>'jpg' <text:s text:c="14"/>: '%s/*rates.jpg' % (html_dir,),</text:p>
            <text:p text:style-name="Table_20_Contents"><text:s text:c="4"/>'stamp' <text:s text:c="12"/>: '%s/*rates_stamp.jpg' % (html_dir,),</text:p>
            <text:p text:style-name="Table_20_Contents"><text:s text:c="4"/>}</text:p>
          </table:table-cell>
        </table:table-row>
      </table:table>
      <text:list xml:id="list301099278" text:style-name="L10">
        <text:list-item>
          <text:p text:style-name="P23">dir: <text:s/>Deprecated field that names the directory where the ratekeeper rate files are written into. <text:s/>This information be default is automatically inserted into the accounting database. <text:s/>If this field is set then the rate information is written to the text files and the database.</text:p>
        </text:list-item>
        <text:list-item>
          <text:p text:style-name="P23">tmp, ps, jpg and stamp: These are deprecated fields used by makeplot. <text:s/><text:soft-page-break/>The enstore plot command has superseded makeplot.</text:p>
        </text:list-item>
      </text:list>
      <text:h text:style-name="Heading_20_3" text:outline-level="3"><text:reference-mark-start text:name="library_manager configuration"/>library_manager<text:reference-mark-end text:name="library_manager configuration"/></text:h>
      <table:table table:name="library_manager" table:style-name="library_5f_manager">
        <table:table-column table:style-name="library_5f_manager.A"/>
        <table:table-row table:style-name="library_5f_manager.1">
          <table:table-cell table:style-name="library_5f_manager.A1" office:value-type="string">
            <text:p text:style-name="Table_20_Contents">configdict['9940B.library_manager'] ={ </text:p>
            <text:p text:style-name="Table_20_Contents"><text:s text:c="4"/>'host':library_manager_host,</text:p>
            <text:p text:style-name="Table_20_Contents"><text:s text:c="4"/>'port':7522,</text:p>
            <text:p text:style-name="Table_20_Contents"><text:s text:c="4"/>'encp_port':7523</text:p>
            <text:p text:style-name="Table_20_Contents"><text:s text:c="4"/>'mover_port':7524</text:p>
            <text:p text:style-name="Table_20_Contents"><text:s text:c="4"/>'logname':'9940BLM',</text:p>
            <text:p text:style-name="Table_20_Contents"><text:s text:c="4"/>'norestart':'INQ',</text:p>
            <text:p text:style-name="Table_20_Contents"># <text:s text:c="3"/>'blank_error_increment':'5',</text:p>
            <text:p text:style-name="Table_20_Contents"># <text:s text:c="3"/>'max_encp_retries':3,</text:p>
            <text:p text:style-name="Table_20_Contents"># <text:s text:c="3"/>'max_suspect_movers':'3',</text:p>
            <text:p text:style-name="Table_20_Contents"><text:s text:c="4"/>'max_file_size':(200L*GB) - 1,</text:p>
            <text:p text:style-name="Table_20_Contents"><text:s text:c="4"/>'min_file_size':100*MB,</text:p>
            <text:p text:style-name="Table_20_Contents"><text:s text:c="4"/>'CleanTapeVolumeFamily': 'CLEAN.CleanFileFamily.noWrapper',</text:p>
            <text:p text:style-name="Table_20_Contents"><text:s text:c="4"/>'suspect_volume_expiration_time':3600*24,</text:p>
            <text:p text:style-name="Table_20_Contents"><text:s text:c="4"/>'legal_encp_version':legal_encp_version,</text:p>
            <text:p text:style-name="Table_20_Contents"><text:s text:c="4"/>'storage_group_limits':{'cms':10,</text:p>
            <text:p text:style-name="Table_20_Contents"><text:s text:c="28"/>'cdf':10,</text:p>
            <text:p text:style-name="Table_20_Contents"><text:s text:c="28"/>'D0':10,</text:p>
            <text:p text:style-name="Table_20_Contents"><text:s text:c="27"/>},</text:p>
            <text:p text:style-name="Table_20_Contents"><text:s text:c="4"/>'max_requests':10000,</text:p>
            <text:p text:style-name="Table_20_Contents"><text:s text:c="4"/>'lock':"nowrite",</text:p>
            <text:p text:style-name="Table_20_Contents">}</text:p>
          </table:table-cell>
        </table:table-row>
      </table:table>
      <text:p text:style-name="Text_20_body">All the library manager specific configuration options are optional.</text:p>
      <text:list xml:id="list1662821612" text:style-name="L11">
        <text:list-item>
          <text:p text:style-name="P24">encp_port: <text:s/>An alternate port that only <text:span text:style-name="T6">encp</text:span> v3_8 and later uses for submitting file requests. <text:s/>This is an optional value and the default for encps is to use regular port number if this is not specified.</text:p>
        </text:list-item>
        <text:list-item>
          <text:p text:style-name="P24">mover_port: <text:s/>An alternate port that only movers use for communicating with the library manager. <text:s/>This is an optional value and the default for movers is to use regular port number if this is not specified.</text:p>
        </text:list-item>
        <text:list-item>
          <text:p text:style-name="P24">blank_error_increment: <text:s/>In case of FTT_EBLANK errors, do not set the volume NOACCESS until the error count is greater than ( max_suspect_movers + blank_error_increment ). <text:s/>This is an optional value and the default is 5.</text:p>
        </text:list-item>
        <text:list-item>
          <text:p text:style-name="P24">max_encp_retries: <text:s/>This allows an administrator to up the number of attempts encp can try to this library before it gives up because of two many errors. <text:s/>This is an optional value and the default is 3.</text:p>
        </text:list-item>
        <text:list-item>
          <text:p text:style-name="P24">max_suspect_movers – This value is the number suspect movers that a single volume read or write can fail on before the volume is set NOACCESS. <text:s/>This is an optional field and the default is 3.</text:p>
        </text:list-item>
        <text:list-item>
          <text:p text:style-name="P24">max_file_size: This represents the maximum filesize that can be written to this library. <text:s/>This should be set to the maximum size of the associated media. <text:s/>If not present the default is 2GB - 2kb.</text:p>
        </text:list-item>
        <text:list-item>
          <text:p text:style-name="P24">min_file_size: <text:s/>Minimum size that is allowed to write to tape. <text:s/>This <text:soft-page-break/>would allow an administrator to prevent a user from writing small files into permanent media storage. <text:s/>This is an optional field and the default is 0.</text:p>
        </text:list-item>
        <text:list-item>
          <text:p text:style-name="P24">CleanTapeVolumeFamily: <text:s/>This lists the volume family for the cleaning tapes belonging to this library manager.</text:p>
        </text:list-item>
        <text:list-item>
          <text:p text:style-name="P24">suspect_volume_expiration_time: Duration a volume will remain blacklisted from a particular mover. <text:s/>See also—get-suspect-vols. <text:s/>The default time is 24 hours.</text:p>
        </text:list-item>
        <text:list-item>
          <text:p text:style-name="P24">legal_encp_version: This is the oldest version of encp allowed to access the system. <text:s/>An example value would be <text:span text:style-name="T6">v3_7</text:span><text:span text:style-name="T7">. <text:s/>As of March 21</text:span><text:span text:style-name="T9">st</text:span><text:span text:style-name="T7"> 2008 this value is </text:span><text:span text:style-name="T6">v3_6c</text:span><text:span text:style-name="T7">. <text:s/>This is an optional field.</text:span></text:p>
        </text:list-item>
        <text:list-item>
          <text:p text:style-name="P25">lock: <text:s/>This is the default state the library manager will go into when started or the <text:span text:style-name="T6">enstore library –stop-draining</text:span> command is issued. The possible values are: pause, lock, noread and nowrite. <text:s/>See the section 1.8 for more information.</text:p>
        </text:list-item>
        <text:list-item>
          <text:p text:style-name="P25">storage_group_limits – Sets the fair share limits for the specified storage groups to access tape drives. <text:s/>This is optional and by default there are no fair share limits.</text:p>
        </text:list-item>
        <text:list-item>
          <text:p text:style-name="P25">max_requests – The maximum number of requests the library manager will place into the queue. <text:s/>An admin priority request will always be added to the queue, even if it means exceeding this limit. <text:s/>When the limit is reached and a new (non-admin) request arrives the library manager will reply to the the encp with a successfully queued request message, but will not add it to the queue. <text:s/>Encps resend pending requests every 15 minutes<text:note text:id="ftn1" text:note-class="footnote"><text:note-citation>1</text:note-citation><text:note-body><text:p text:style-name="Footnote">Encps resend pending requests every 15 minutes by default. <text:s/>It is possible to modify that time using the encp –resubmit-timeout switch.</text:p></text:note-body></text:note>, if the queue is not full then, the request will be added to the queue. <text:s/>This is optional and the default .is 2000.</text:p>
        </text:list-item>
      </text:list>
      <text:h text:style-name="Heading_20_3" text:outline-level="3"><text:reference-mark-start text:name="mover configuration"/>mover<text:reference-mark-end text:name="mover configuration"/></text:h>
      <table:table table:name="mover" table:style-name="mover">
        <table:table-column table:style-name="mover.A"/>
        <table:table-row table:style-name="mover.1">
          <table:table-cell table:style-name="mover.A1" office:value-type="string">
            <text:p text:style-name="P7">configdict['null.mover'] = {</text:p>
            <text:p text:style-name="P7"><text:s text:c="4"/>'host':'enmvr1a',</text:p>
            <text:p text:style-name="P7"><text:s text:c="4"/>'port':7530,</text:p>
            <text:p text:style-name="P7"><text:s text:c="4"/>'logname':'NULMV',</text:p>
            <text:p text:style-name="P7"><text:s text:c="4"/>'norestart':'INQ',</text:p>
            <text:p text:style-name="P7"><text:s text:c="4"/>'max_buffer':50*MB,</text:p>
            <text:p text:style-name="P7"><text:s text:c="4"/>'library':'null.library_manager',</text:p>
            <text:p text:style-name="P7"># <text:s text:c="3"/>'library':['test.library_manager', 'null.library_manager'],</text:p>
            <text:p text:style-name="P7"><text:s text:c="4"/>'device':'/dev/null',</text:p>
            <text:p text:style-name="P7"><text:s text:c="4"/>'driver':'NullDriver',</text:p>
            <text:p text:style-name="P7"><text:s text:c="4"/>'mc_device':'-1',</text:p>
            <text:p text:style-name="P7"><text:s text:c="4"/>'media_changer':'null.media_changer',</text:p>
            <text:p text:style-name="P7">}</text:p>
          </table:table-cell>
        </table:table-row>
        <text:soft-page-break/>
        <table:table-row table:style-name="mover.1">
          <table:table-cell table:style-name="mover.A2" office:value-type="string">
            <text:p text:style-name="P7">configdict['D31DLTO.mover'] = {</text:p>
            <text:p text:style-name="P7"><text:s text:c="4"/>'host': 'enmvr17a',</text:p>
            <text:p text:style-name="P7"><text:s text:c="4"/>'port': 7545,</text:p>
            <text:p text:style-name="P7"><text:s text:c="4"/>'logname': 'D31DMV',</text:p>
            <text:p text:style-name="P7"><text:s text:c="4"/>'noupdown':'dmb',</text:p>
            <text:p text:style-name="P7"><text:s text:c="4"/>'inq_ignore':'dmb',</text:p>
            <text:p text:style-name="P7"># <text:s text:c="3"/>'data_ip':'enmvr17a',</text:p>
            <text:p text:style-name="P7"># <text:s text:c="3"/>'do_eject':'yes',</text:p>
            <text:p text:style-name="P7"><text:s text:c="4"/>'statistics_path': '/tmp/enstore/enstore/D31DLTO.stat',</text:p>
            <text:p text:style-name="P7"><text:s text:c="4"/>'max_consecutive_failures': mvr_max_consecutive_failures,</text:p>
            <text:p text:style-name="P7"><text:s text:c="4"/>'max_failures': mvr_max_failures,</text:p>
            <text:p text:style-name="P7"># <text:s text:c="3"/>'failure_interval' : 3600,</text:p>
            <text:p text:style-name="P7"><text:s text:c="4"/>'compression':0,</text:p>
            <text:p text:style-name="P7"><text:s text:c="4"/>'check_written_file': lto_mvr_check_f,</text:p>
            <text:p text:style-name="P7"><text:s text:c="4"/>'max_buffer' : 1*GB,</text:p>
            <text:p text:style-name="P7"># <text:s text:c="3"/>'min_buffer' : 8 * MB,</text:p>
            <text:p text:style-name="P7"><text:s text:c="4"/>'max_rate':lto_rate,</text:p>
            <text:p text:style-name="P7"><text:s text:c="4"/>'mount_delay':30,</text:p>
            <text:p text:style-name="P7"><text:s text:c="4"/>'max_dismount_delay':max_dismount_delay,</text:p>
            <text:p text:style-name="P7"><text:s text:c="4"/>'dismount_delay':dismount_delay,</text:p>
            <text:p text:style-name="P7"><text:s text:c="4"/>'update_interval':5,</text:p>
            <text:p text:style-name="P7"><text:s text:c="4"/>'library': 'testlto.library_manager',</text:p>
            <text:p text:style-name="P7"><text:s text:c="4"/>'device' : '/dev/rmt/tps0d4n',</text:p>
            <text:p text:style-name="P7"><text:s text:c="4"/>'driver' : 'FTTDriver',</text:p>
            <text:p text:style-name="P7"><text:s text:c="4"/>'mc_device':'D31D',</text:p>
            <text:p text:style-name="P7"><text:s text:c="4"/>'media_changer':'aml2.media_changer',</text:p>
            <text:p text:style-name="P7"><text:s text:c="4"/>'syslog_entry':low_level_diag_pattern,</text:p>
            <text:p text:style-name="P7"><text:s text:c="4"/>'do_cleaning':'No',</text:p>
            <text:p text:style-name="P7"><text:s text:c="4"/>'norestart':'INQ',</text:p>
            <text:p text:style-name="P7"># <text:s text:c="3"/>'send_stats':1,</text:p>
            <text:p text:style-name="P7"># <text:s text:c="3"/>'connect_timeout' : 5,</text:p>
            <text:p text:style-name="P7"># <text:s text:c="3"/>'connect_retries' : 4,</text:p>
            <text:p text:style-name="P7"><text:s text:c="4"/>}</text:p>
          </table:table-cell>
        </table:table-row>
        <table:table-row table:style-name="mover.1">
          <table:table-cell table:style-name="mover.A2" office:value-type="string">
            <text:p text:style-name="P7">configdict['disk.mover'] = {</text:p>
            <text:p text:style-name="P7"><text:s text:c="4"/>'device':'/data',</text:p>
            <text:p text:style-name="P7"><text:s text:c="4"/>'type':'DiskMover',</text:p>
            <text:p text:style-name="P7"><text:s text:c="4"/>'host':'rain',</text:p>
            <text:p text:style-name="P7"><text:s text:c="4"/>'hostip':'131.225.84.108',</text:p>
            <text:p text:style-name="P7"><text:s text:c="4"/>'ip_map':'rain', #disk mover only</text:p>
            <text:p text:style-name="P7"><text:s text:c="4"/>'port':7531,</text:p>
            <text:p text:style-name="P7"><text:s text:c="4"/>'library':['disk.library_manager',] ,</text:p>
            <text:p text:style-name="P7"><text:s text:c="4"/>'driver':'DiskDriver',</text:p>
            <text:p text:style-name="P7"><text:s text:c="4"/>'mc_device':'1',</text:p>
            <text:p text:style-name="P7"><text:s text:c="4"/>'logname':'DISKMV',</text:p>
            <text:p text:style-name="P7"><text:s text:c="4"/>'update_interval':5,</text:p>
            <text:p text:style-name="P7"><text:s text:c="4"/>'connect_timeout':10,</text:p>
            <text:p text:style-name="P7"><text:s text:c="4"/>'connect_retries':15,</text:p>
            <text:p text:style-name="P7"><text:s text:c="4"/>}</text:p>
          </table:table-cell>
        </table:table-row>
      </table:table>
      <text:list xml:id="list480499839" text:style-name="L12">
        <text:list-item>
          <text:p text:style-name="P26">connect_timeout: <text:s/>The number of seconds to wait for a connection to the encp process to be established. <text:s/>Default is 15 seconds. <text:s/>This timeout is waited for <text:span text:style-name="T1">connect_retries</text:span><text:span text:style-name="T3"> number of times.</text:span></text:p>
        </text:list-item>
        <text:list-item>
          <text:p text:style-name="P26">connect_retries: <text:s/>The number of times the mover tries to connect back to the requesting encp process. <text:s/>Default is 4 which yields 4 total attempts. <text:s/>The length of each connection attempt is defined by <text:span text:style-name="T1">connect_timeout</text:span><text:span text:style-name="T3">.</text:span></text:p>
        </text:list-item>
        <text:list-item>
          <text:p text:style-name="P26">dismount_delay: <text:s/>Number of seconds a mounted volume should stay mounted in a drive without a new request for the mounted volume. <text:s/>If the counter expires the volume is dismounted. <text:s/>This is useful in use <text:soft-page-break/>cases where a new request might take longer than the default 60 seconds to arrive at the library manager; where it higher than 60 is hoped to prevent frequent mounts and dismounts of the same volume over and over again. <text:s/>Setting this value to high for general use may impact other requests waiting for a mover in an otherwise idle Enstore system. <text:s/>Setting this to a negative value will prevent the volume from being automatically dismounted. <text:s/>See the <text:span text:style-name="T6">encp --dismount-delay</text:span> switch for specifying this value for a single encp's amount of files.</text:p>
        </text:list-item>
        <text:list-item>
          <text:p text:style-name="P26">failure_interval: <text:s/>If the <text:span text:style-name="T1">max_failures</text:span><text:span text:style-name="T3"> number of error occurs within this number of seconds the mover will go offline. <text:s/>Default is 3600 seconds (1 hour).</text:span></text:p>
        </text:list-item>
        <text:list-item>
          <text:p text:style-name="P26"><text:span text:style-name="T12">get_remaining_from_stats</text:span><text:span text:style-name="T3">: <text:s/></text:span></text:p>
        </text:list-item>
        <text:list-item>
          <text:p text:style-name="P26">library: <text:s/>The name of the library manager to contact for work. <text:s/>This value can be a single string or a list containing the libraries to contact. The order the library managers are contacted is the order listed in the configuration.</text:p>
        </text:list-item>
        <text:list-item>
          <text:p text:style-name="P26"><text:span text:style-name="T11">log_state</text:span>:</text:p>
        </text:list-item>
        <text:list-item>
          <text:p text:style-name="P26">max_buffer: <text:s/>Maximum amount of memory the mover should use when buffing data on and off of tape. <text:s/>This value is optional and defaults to 8 MB in bytes.</text:p>
        </text:list-item>
        <text:list-item>
          <text:p text:style-name="P26">max_dismount_delay: <text:s/>Maximum number of seconds that can be set in for the dismount delay. <text:s/>In a proper configuration this will always be grater than or equal to the dismount delay. <text:s/>This value is more useful as a way to limit the values specified using the <text:span text:style-name="T6">encp --dismount-delay</text:span> switch.</text:p>
        </text:list-item>
        <text:list-item>
          <text:p text:style-name="P26">max_consecutive_failures: <text:s/>This number of consecutive errors will set the mover offline. <text:s/>Default is 2.</text:p>
        </text:list-item>
        <text:list-item>
          <text:p text:style-name="P26">max_failures: <text:s/>This number of errors in the <text:span text:style-name="T1">failure_interval</text:span><text:span text:style-name="T3"> will set the mover offline. <text:s/>Default is 3.</text:span></text:p>
        </text:list-item>
        <text:list-item>
          <text:p text:style-name="P26"><text:span text:style-name="T12">max_in_state_cnt</text:span><text:span text:style-name="T3">: <text:s/></text:span></text:p>
        </text:list-item>
        <text:list-item>
          <text:p text:style-name="P26">max_rate: <text:s/>Highly recommended optional value to specify the maximum write rate of the drive. <text:s/>Defaults to 11.2 MB per second.</text:p>
        </text:list-item>
        <text:list-item>
          <text:p text:style-name="P26"><text:span text:style-name="T11">max_time_in_state</text:span>: <text:s/></text:p>
        </text:list-item>
        <text:list-item>
          <text:p text:style-name="P26">media_changer: <text:s/>The name of the media changer to contact for mounting and dismounting volumes. <text:s/>This value is not specified for disk movers.</text:p>
        </text:list-item>
        <text:list-item>
          <text:p text:style-name="P26">min_buffer: <text:s/>Minimum amount of memory the mover allocates for buffering the data transfer. <text:s/>This value is optional and defaults to 64 MB in bytes.</text:p>
        </text:list-item>
        <text:list-item>
          <text:p text:style-name="P26">mount_delay: <text:s/>Number of seconds to wait after media changer mount completes before opening the tape device (i.e. /dev/rmt/tps0d0n or /dev/null). <text:s/>This is an optional value with the default for tape movers 15 seconds and for null movers 0 seconds.</text:p>
        </text:list-item>
        <text:list-item>
          <text:p text:style-name="P26"><text:soft-page-break/>restart_on_error: <text:s/>The mover restarts itself automatically if it does into the error state. <text:s/>Default does not restart. <text:s/>Set to 1 to enable this feature. <text:s/>Most modern drives, like 9940A/B and LTO, are reliable enough that when the movers go into error state something is likely wrong.</text:p>
        </text:list-item>
        <text:list-item>
          <text:p text:style-name="P26">send_stats: <text:s/>Send the drive statistics to the drivestat server to be inserted into the drive statistics database table; which are used to populate the tape drive statistics web page. <text:s/>Optional boolean value; default is 1 for enabled.</text:p>
        </text:list-item>
        <text:list-item>
          <text:p text:style-name="P26"><text:span text:style-name="T11">statistics_path</text:span>: <text:s/></text:p>
        </text:list-item>
        <text:list-item>
          <text:p text:style-name="P26">update_interval: <text:s/>Interval in seconds between requests of the mover to the library_manager requesting the next item in the queue. <text:s/>Optional value, default is 15 seconds. <text:s/>Smaller values are better when the use case is to submit one request at a time, instead of submitting multiple requests from the beginning.</text:p>
          <text:list>
            <text:list-item>
              <text:list>
                <text:list-header>
                  <text:p text:style-name="P29">The following are mover type specific values.</text:p>
                </text:list-header>
              </text:list>
            </text:list-item>
          </text:list>
        </text:list-item>
        <text:list-item>
          <text:p text:style-name="P30">device:</text:p>
          <text:list>
            <text:list-item>
              <text:p text:style-name="P30">Tape movers: <text:s/>This represents the path to the tape drives device file. <text:s/>An example on Linux would be: <text:s/>/dev/rmt/tps0d1n.<text:note text:id="ftn2" text:note-class="footnote"><text:note-citation>2</text:note-citation><text:note-body><text:p text:style-name="Footnote">The /dev/rmt/tps*d*n pattern is not the native Linux tape device. <text:s/>See the FTT mkscsidev.Linux utility for more information into creating Enstore compatible tape devices.</text:p></text:note-body></text:note></text:p>
            </text:list-item>
            <text:list-item>
              <text:p text:style-name="P30">Disk movers: <text:s/>This represents the path to use for writing incomming files. <text:s/>If multiple disk movers are running on a single host, they should have unique paths.</text:p>
            </text:list-item>
            <text:list-item>
              <text:p text:style-name="P30">Null movers: <text:s/>/dev/null</text:p>
            </text:list-item>
          </text:list>
        </text:list-item>
        <text:list-item>
          <text:p text:style-name="P30">driver:</text:p>
          <text:list>
            <text:list-item>
              <text:p text:style-name="P30">Tape movers: <text:s/>FTTDriver</text:p>
            </text:list-item>
            <text:list-item>
              <text:p text:style-name="P30">Disk movers: <text:s/>DiskMover</text:p>
            </text:list-item>
            <text:list-item>
              <text:p text:style-name="P30">Null movers: <text:s/>NullDriver</text:p>
            </text:list-item>
          </text:list>
        </text:list-item>
        <text:list-item>
          <text:p text:style-name="P30">mc_device:</text:p>
          <text:list>
            <text:list-item>
              <text:p text:style-name="P30">Tape movers: <text:s/>This field tells the mover the name the robot calls the attached tape drive. <text:s/>For STK robots an example value is the comma separated value: 1,1,10,8. <text:s/>For ADIC robots an example value is: D41D.</text:p>
            </text:list-item>
            <text:list-item>
              <text:p text:style-name="P30">Disk movers: <text:s/>1</text:p>
            </text:list-item>
            <text:list-item>
              <text:p text:style-name="P30">Null movers: <text:s/>-1</text:p>
            </text:list-item>
          </text:list>
        </text:list-item>
      </text:list>
      <text:p text:style-name="P9">The following are tape mover specific values.</text:p>
      <text:list xml:id="list454544521" text:style-name="L13">
        <text:list-item>
          <text:p text:style-name="P31"><text:span text:style-name="T11">blank_error_increment</text:span>: <text:s/></text:p>
        </text:list-item>
      </text:list>
      <text:list xml:id="list910647956" text:continue-list="list480499839" text:style-name="L12">
        <text:list-item text:start-value="1">
          <text:p text:style-name="P22">check_first_written_file: <text:s/>This enables a re-read of the first written file after a tape is mounted to recalculate and verify the CRC of the file on tape. <text:s/>Default is 0, which disables this check.</text:p>
        </text:list-item>
        <text:list-item>
          <text:p text:style-name="P22">check_written_file: <text:s/>This enables a periodic check after a file is written to tape. <text:s/>It looks for silent corruptions in the data while the file was being written. <text:s/>If this value is greater than 0, it randomly re-reads <text:soft-page-break/>newly written files to recalculate the CRC as often as the value specifies. <text:s/>A value of 1 will run this check after every file. <text:s/>Default is 0, which disables this check.</text:p>
        </text:list-item>
        <text:list-item>
          <text:p text:style-name="P22">Compression: <text:s/>This is considered an optional configuration value. <text:s/>However, in almost every situation it should be set to 0. <text:s/>Anything else (including None) will enable drive compression of the data. <text:s/>Enabling drive compression is not recommended because of the reduced drive rates and compressing already compressed data (from compress or gzip) increases the size of the data on tape.</text:p>
        </text:list-item>
        <text:list-item>
          <text:p text:style-name="P22">do_cleaning: <text:s/>Enable the mover to clean the drive when the cleaning bit is set on the drive.</text:p>
        </text:list-item>
        <text:list-item>
          <text:p text:style-name="P26">do_eject: <text:s/>Eject the tape on dismount. <text:s/>This is enabled by default. Possible values are <text:span text:style-name="T1">yes</text:span><text:span text:style-name="T3"> and </text:span><text:span text:style-name="T1">no</text:span><text:span text:style-name="T3">.</text:span></text:p>
        </text:list-item>
        <text:list-item>
          <text:p text:style-name="P26"><text:span text:style-name="T12">media_type</text:span><text:span text:style-name="T3">:</text:span></text:p>
        </text:list-item>
        <text:list-item>
          <text:p text:style-name="P22">single_filemark: <text:s/>Default value is 0. <text:s/>Recommended value is 1 for most modern drives. <text:s/>Some older drives (Mammoth 1 for example) designated End-of-Data with two consecutive file marks. <text:s/>Thus, it is important after every write for two file marks to be written. <text:s/>This has the downside that when writing many files sequentially, the tape first must be rewound to between the two file marks before the next file can be written. <text:s/>Stopping, rewinding and writing after each file takes a longer time and puts more ware and tear on the tapes and the drives than does writing one file mark then starting to write the next file.</text:p>
        </text:list-item>
        <text:list-item>
          <text:p text:style-name="P26"><text:span text:style-name="T3">syslog_entry: <text:s/>Expression to match in the Linux syslog for the low </text:span><text:span text:style-name="T3">level drive failure diagnostics. <text:s/>This value is optional. <text:s/>A typical value is </text:span><text:span text:style-name="T1">sense|st[0-9]</text:span><text:span text:style-name="T3">when it is set.</text:span></text:p>
        </text:list-item>
      </text:list>
      <text:p text:style-name="P10">The following are disk mover specific values.</text:p>
      <text:list xml:id="list1274935550" text:style-name="L14">
        <text:list-item>
          <text:p text:style-name="P32"><text:span text:style-name="T3">type: <text:s/>Technically, this is not specific to disk movers, but is only required to be set by them, since the default is for Tape/Null movers. <text:s/>The default is the empty string (“”), but the other possible values are: </text:span><text:span text:style-name="T1">Mover</text:span><text:span text:style-name="T3"> and </text:span><text:span text:style-name="T1">DiskMover</text:span><text:span text:style-name="T3"> for Tape/Null and Disk movers respectively.</text:span></text:p>
        </text:list-item>
      </text:list>
      <text:h text:style-name="Heading_20_3" text:outline-level="3"><text:soft-page-break/><text:reference-mark-start text:name="media_changer configuration"/>media_changer<text:reference-mark-end text:name="media_changer configuration"/></text:h>
      <table:table table:name="media_changer" table:style-name="media_5f_changer">
        <table:table-column table:style-name="media_5f_changer.A"/>
        <table:table-row table:style-name="media_5f_changer.1">
          <table:table-cell table:style-name="media_5f_changer.A1" office:value-type="string">
            <text:p text:style-name="Table_20_Contents">configdict['SL8500.media_changer'] = {</text:p>
            <text:p text:style-name="Table_20_Contents"><text:s text:c="4"/>'host':media_changer_host,</text:p>
            <text:p text:style-name="Table_20_Contents"><text:s text:c="4"/>'port':7508,</text:p>
            <text:p text:style-name="Table_20_Contents"><text:s text:c="4"/>'logname':'SL8500MC',</text:p>
            <text:p text:style-name="Table_20_Contents"><text:s text:c="4"/>'type':'STK_MediaLoader',</text:p>
            <text:p text:style-name="Table_20_Contents"><text:s text:c="4"/>'norestart':'INQ',</text:p>
            <text:p text:style-name="Table_20_Contents"><text:s text:c="4"/>'acls_host':'fntt-gcc',</text:p>
            <text:p text:style-name="Table_20_Contents"><text:s text:c="4"/>'acls_uname':'acsss',</text:p>
            <text:p text:style-name="Table_20_Contents"><text:s text:c="4"/>'DriveCleanTime':{'LTO3':[60,1],</text:p>
            <text:p text:style-name="Table_20_Contents"><text:s text:c="22"/>'LTO4':[60,1],</text:p>
            <text:p text:style-name="Table_20_Contents"><text:s text:c="22"/>},</text:p>
            <text:p text:style-name="Table_20_Contents"><text:s text:c="4"/>'tape_library':"GCC StreamLine 8500",</text:p>
            <text:p text:style-name="Table_20_Contents"><text:s text:c="4"/>}</text:p>
            <text:p text:style-name="Table_20_Contents"/>
            <text:p text:style-name="Table_20_Contents">configdict['aml2.media_changer'] = {</text:p>
            <text:p text:style-name="Table_20_Contents"><text:s text:c="4"/>'host':media_changer_host,</text:p>
            <text:p text:style-name="Table_20_Contents"><text:s text:c="4"/>'port':7525,</text:p>
            <text:p text:style-name="Table_20_Contents"><text:s text:c="4"/>'logname':'AML2MC',</text:p>
            <text:p text:style-name="Table_20_Contents"><text:s text:c="4"/>'type':'AML2_MediaLoader',</text:p>
            <text:p text:style-name="Table_20_Contents"><text:s text:c="4"/>'norestart':'INQ',</text:p>
            <text:p text:style-name="Table_20_Contents"><text:s text:c="4"/>'RobotArm':'Both',</text:p>
            <text:p text:style-name="Table_20_Contents"><text:s text:c="4"/>'IdleTimeHome':30000000,</text:p>
            <text:p text:style-name="Table_20_Contents"><text:s text:c="4"/>'DriveCleanTime':{'DE':[60,1],</text:p>
            <text:p text:style-name="Table_20_Contents"><text:s text:c="22"/>'DC':[60,1],</text:p>
            <text:p text:style-name="Table_20_Contents"><text:s text:c="22"/>'DM':[60,1],</text:p>
            <text:p text:style-name="Table_20_Contents"><text:s text:c="22"/>'D3':[120,2]</text:p>
            <text:p text:style-name="Table_20_Contents"><text:s text:c="22"/>},</text:p>
            <text:p text:style-name="Table_20_Contents"><text:s text:c="4"/>'IOBoxMedia':{'ACI_8MM':['E01','E08'],</text:p>
            <text:p text:style-name="Table_20_Contents"><text:s text:c="18"/>'ACI_LTO':['E03','E05','E06'],</text:p>
            <text:p text:style-name="Table_20_Contents"><text:s text:c="18"/>'ACI_DECDLT':['E02','E04','E07']},</text:p>
            <text:p text:style-name="Table_20_Contents"><text:s text:c="4"/>'tape_library':"D0 AML/2",</text:p>
            <text:p text:style-name="Table_20_Contents"><text:s text:c="4"/>}</text:p>
          </table:table-cell>
        </table:table-row>
      </table:table>
      <text:list xml:id="list845039528" text:style-name="L15">
        <text:list-item>
          <text:p text:style-name="P27">type: <text:s/>This field declares the type of robot that this media changer will be interfacing with. <text:s/>Valid values for this field are: <text:s/></text:p>
          <text:list>
            <text:list-item>
              <text:p text:style-name="P33">STK_MediaLoader for StorageTek (now Sun Microsystems) 9310 Powderhorn Silos and StreamLine 8500s.</text:p>
            </text:list-item>
            <text:list-item>
              <text:p text:style-name="P33">AML2_MediaLoader for ADIC (now Quantum) AML/2 Quadratower or the AML/J.</text:p>
            </text:list-item>
          </text:list>
        </text:list-item>
      </text:list>
      <text:list xml:id="list1054647287" text:style-name="L16">
        <text:list-item>
          <text:list>
            <text:list-item>
              <text:p text:style-name="P34">RDD_MediaLoader for manually loading a tape.</text:p>
            </text:list-item>
            <text:list-item>
              <text:p text:style-name="P34">MTX_MediaLoader for Overland 8000 stackers.</text:p>
            </text:list-item>
            <text:list-item>
              <text:p text:style-name="P34">IBM_MediaLoader for IBM robots using SMC.</text:p>
            </text:list-item>
          </text:list>
        </text:list-item>
      </text:list>
      <text:p text:style-name="P8">It is important to note that there is not a media changer for disk volumes.</text:p>
      <text:list xml:id="list766523239" text:style-name="L17">
        <text:list-item>
          <text:p text:style-name="P35">DriveCleanTime: <text:s/></text:p>
        </text:list-item>
        <text:list-item>
          <text:p text:style-name="P35">tape_library: <text:s/>This is the string identifying the associated robot. <text:s/>This is an optional value, but is very useful to differentiate robots for a site that has multiple robots of the same type (i.e. “STK Silo room1” and “STK Silo room2”). <text:s/>One ramification of not specifying this value will be that the Slot Usage and Drive Utilization plots will not be created.</text:p>
        </text:list-item>
      </text:list>
      <text:p text:style-name="P9"><text:soft-page-break/>For configuration ite<text:span text:style-name="T10">ms specific to t</text:span><text:span text:style-name="T5">he STK_MediaLoader:</text:span></text:p>
      <text:list xml:id="list1870723373" text:style-name="L18">
        <text:list-item>
          <text:p text:style-name="P38">acls_host: <text:s/>The name of the host running the STK robot(s).</text:p>
        </text:list-item>
        <text:list-item>
          <text:p text:style-name="P38">acls_uname: <text:s/>The name of the user used to rsh as into the acls_host.</text:p>
        </text:list-item>
      </text:list>
      <text:p text:style-name="P11">For configuration items specific to the AML2_MediaLoader:</text:p>
      <text:list xml:id="list593683268" text:style-name="L19">
        <text:list-item>
          <text:p text:style-name="P39">RobotArm: <text:s/>Specifies which side of the AML/2 the media changer controls. <text:s/>R1, R2, or Both are the valid values. <text:s/>For AML/J use R1.</text:p>
        </text:list-item>
        <text:list-item>
          <text:p text:style-name="P39"><text:span text:style-name="T11">IdleTimeHome</text:span>: <text:s/></text:p>
        </text:list-item>
        <text:list-item>
          <text:p text:style-name="P39"><text:span text:style-name="T11">IOBoxMedia</text:span>: <text:s/></text:p>
        </text:list-item>
      </text:list>
      <text:p text:style-name="P11">For configuration items specific to Manual_MediaLoader:</text:p>
      <text:list xml:id="list1701824053" text:style-name="L20">
        <text:list-item>
          <text:p text:style-name="P40">test: <text:s/>If this is any value that evaluates to boolean true; then the dialog box asking for confirmation that the tape has been inserted into the drive includes additional button choices. <text:s/>The additional button choices name specific errors to simulate for testing purpos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Courier2" svg:font-family="Courier" style:font-family-generic="modern" style:font-pitch="fixed"/>
    <style:font-face style:name="Courier1" svg:font-family="Courier" style:font-adornments="Bold" style:font-family-generic="modern" style:font-pitch="fixed"/>
    <style:font-face style:name="Courier" svg:font-family="Courier" style:font-adornments="Regular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LGC Sans" style:font-size-asian="12pt" style:language-asian="en" style:country-asian="US" style:font-name-complex="DejaVu LGC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left="1in" fo:margin-right="0in" fo:margin-top="0in" fo:margin-bottom="0in" fo:text-indent="0in" style:auto-text-indent="false" style:page-number="auto" style:shadow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LGC Sans" style:font-size-asian="14pt" style:font-name-complex="DejaVu LGC 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>
        <style:tab-stops/>
      </style:paragraph-properties>
      <style:text-properties fo:font-size="158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padding="0in" fo:border-left="none" fo:border-right="none" fo:border-top="none" fo:border-bottom="0.99pt solid #000000" style:shadow="none">
        <style:tab-stops/>
      </style:paragraph-properties>
      <style:text-properties fo:font-size="20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urier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mmand" style:family="paragraph" style:parent-style-name="Text" style:auto-update="true" style:class="text">
      <style:text-properties style:font-name="Courier1" fo:font-size="10pt" fo:font-style="normal" fo:font-weight="bold" style:font-weight-asian="normal" style:font-weight-complex="normal"/>
    </style:style>
    <style:style style:name="Output" style:family="paragraph" style:parent-style-name="Text" style:auto-update="true" style:class="text">
      <style:paragraph-properties fo:margin-top="0in" fo:margin-bottom="0in"/>
      <style:text-properties style:font-name="Courier" fo:font-size="8pt" fo:font-style="normal" fo:font-weight="normal" style:font-weight-asian="normal" style:font-weight-complex="normal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text:style-name="Numbering_20_Symbols" style:num-prefix="Chapter " style:num-suffix=": " style:num-format="1">
        <style:list-level-properties text:min-label-width="1in" text:min-label-distance="0.15in"/>
      </text:outline-level-style>
      <text:outline-level-style text:level="2" text:style-name="Numbering_20_Symbols" style:num-format="1" text:display-levels="2">
        <style:list-level-properties text:space-before="0.25in" text:min-label-width="0.5in" text:min-label-distance="0.15in"/>
      </text:outline-level-style>
      <text:outline-level-style text:level="3" text:style-name="Numbering_20_Symbols" style:num-format="1" text:display-levels="3">
        <style:list-level-properties text:space-before="0.25in"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left_5f_page_5f_footer" style:display-name="left_page_footer" style:family="table">
      <style:table-properties style:width="6.2521in" fo:margin-left="0in" fo:margin-right="-0.0021in" table:align="margins"/>
    </style:style>
    <style:style style:name="left_5f_page_5f_footer.A" style:display-name="left_page_footer.A" style:family="table-column">
      <style:table-column-properties style:column-width="0.3757in" style:rel-column-width="3936*"/>
    </style:style>
    <style:style style:name="left_5f_page_5f_footer.B" style:display-name="left_page_footer.B" style:family="table-column">
      <style:table-column-properties style:column-width="5.8764in" style:rel-column-width="61599*"/>
    </style:style>
    <style:style style:name="left_5f_page_5f_footer.A1" style:display-name="left_page_footer.A1" style:family="table-cell">
      <style:table-cell-properties fo:padding="0.0382in" fo:border-left="none" fo:border-right="none" fo:border-top="1pt solid #000000" fo:border-bottom="none"/>
    </style:style>
    <style:style style:name="right_5f_page_5f_footer" style:display-name="right_page_footer" style:family="table">
      <style:table-properties style:width="6.2396in" fo:margin-left="0in" fo:margin-right="0.0104in" table:align="margins"/>
    </style:style>
    <style:style style:name="right_5f_page_5f_footer.A" style:display-name="right_page_footer.A" style:family="table-column">
      <style:table-column-properties style:column-width="5.8132in" style:rel-column-width="61056*"/>
    </style:style>
    <style:style style:name="right_5f_page_5f_footer.B" style:display-name="right_page_footer.B" style:family="table-column">
      <style:table-column-properties style:column-width="0.4264in" style:rel-column-width="4479*"/>
    </style:style>
    <style:style style:name="right_5f_page_5f_footer.A1" style:display-name="right_page_footer.A1" style:family="table-cell">
      <style:table-cell-properties fo:padding="0.0382in" fo:border-left="none" fo:border-right="none" fo:border-top="1pt solid #000000" fo:border-bottom="none"/>
    </style:style>
    <style:style style:name="MP1" style:family="paragraph" style:parent-style-name="Table_20_Contents">
      <style:paragraph-properties fo:text-align="start" style:justify-single-word="false" fo:padding="0in" fo:border="none" style:shadow="none"/>
    </style:style>
    <style:style style:name="MP2" style:family="paragraph" style:parent-style-name="Table_20_Contents">
      <style:paragraph-properties fo:text-align="center" style:justify-single-word="false" fo:padding="0in" fo:border="none" style:shadow="none"/>
    </style:style>
    <style:style style:name="MP3" style:family="paragraph" style:parent-style-name="Footer">
      <style:paragraph-properties fo:text-align="start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 style:page-usage="mirrored">
      <style:page-layout-properties fo:page-width="8.5in" fo:page-height="11in" style:num-format="1" style:print-orientation="portrait" fo:margin-top="0.7874in" fo:margin-bottom="0.7874in" fo:margin-left="1.25in" fo:margin-right="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3" style:page-usage="mirrored">
      <style:page-layout-properties fo:page-width="8.5in" fo:page-height="11in" style:num-format="1" style:print-orientation="portrait" fo:margin-top="0.7874in" fo:margin-bottom="0.7874in" fo:margin-left="1.25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Left_20_Page" style:display-name="Left Page" style:page-layout-name="Mpm2" style:next-style-name="Right_20_Page">
      <style:footer>
        <table:table table:name="left_page_footer" table:style-name="left_5f_page_5f_footer">
          <table:table-column table:style-name="left_5f_page_5f_footer.A"/>
          <table:table-column table:style-name="left_5f_page_5f_footer.B"/>
          <table:table-row>
            <table:table-cell table:style-name="left_5f_page_5f_footer.A1" office:value-type="string">
              <text:p text:style-name="MP1"><text:page-number text:select-page="current">16</text:page-number></text:p>
            </table:table-cell>
            <table:table-cell table:style-name="left_5f_page_5f_footer.A1" office:value-type="string">
              <text:p text:style-name="MP2"><text:chapter text:display="name" text:outline-level="1">Configuration File</text:chapter></text:p>
            </table:table-cell>
          </table:table-row>
        </table:table>
        <text:p text:style-name="MP3"/>
      </style:footer>
    </style:master-page>
    <style:master-page style:name="Right_20_Page" style:display-name="Right Page" style:page-layout-name="Mpm3" style:next-style-name="Left_20_Page">
      <style:footer>
        <table:table table:name="right_page_footer" table:style-name="right_5f_page_5f_footer">
          <table:table-column table:style-name="right_5f_page_5f_footer.A"/>
          <table:table-column table:style-name="right_5f_page_5f_footer.B"/>
          <table:table-row>
            <table:table-cell table:style-name="right_5f_page_5f_footer.A1" office:value-type="string">
              <text:p text:style-name="MP2"><text:chapter text:display="name" text:outline-level="1">Configuration File</text:chapter></text:p>
            </table:table-cell>
            <table:table-cell table:style-name="right_5f_page_5f_footer.A1" office:value-type="string">
              <text:p text:style-name="Table_20_Contents"><text:page-number text:select-page="current">17</text:page-number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502</meta:generator>
    <meta:initial-creator>Michael Zalokar</meta:initial-creator>
    <meta:creation-date>2008-01-25T16:01:33</meta:creation-date>
    <dc:date>2014-01-15T15:25:04</dc:date>
    <meta:editing-cycles>163</meta:editing-cycles>
    <meta:editing-duration>PT5H29M20S</meta:editing-duration>
    <dc:creator>Alexander Moibenko</dc:creator>
    <meta:document-statistic meta:table-count="22" meta:image-count="0" meta:object-count="0" meta:page-count="17" meta:paragraph-count="490" meta:word-count="4246" meta:character-count="32176" meta:non-whitespace-character-count="24624"/>
    <meta:user-defined meta:name="Info 1"/>
    <meta:user-defined meta:name="Info 2"/>
    <meta:user-defined meta:name="Info 3"/>
    <meta:user-defined meta:name="Info 4"/>
  </office:meta>
</office:document-meta>
</file>